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draw:auto-grow-height="true" draw:auto-grow-width="false" fo:max-height="0cm" fo:min-height="6.76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2.3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3.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headline">
      <style:graphic-properties draw:stroke="none" svg:stroke-color="#000000" draw:fill="none" draw:fill-color="#ffffff" draw:auto-grow-height="true" draw:auto-grow-width="false" fo:max-height="0cm" fo:min-height="1.101cm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draw:auto-grow-height="false" fo:min-height="1.59cm" fo:min-width="1.764cm"/>
      <style:paragraph-properties style:writing-mode="lr-tb"/>
    </style:style>
    <style:style style:name="gr12" style:family="graphic" style:parent-style-name="standard">
      <style:graphic-properties svg:stroke-color="#000000" draw:fill-color="#c4d0ee" draw:textarea-vertical-align="middle" draw:auto-grow-height="false" fo:min-height="1.59cm" fo:min-width="1.764cm"/>
      <style:paragraph-properties style:writing-mode="lr-tb"/>
    </style:style>
    <style:style style:name="gr13" style:family="graphic" style:parent-style-name="standard">
      <style:graphic-properties svg:stroke-color="#000000" draw:fill-color="#c4d0ee" draw:textarea-vertical-align="middle" draw:auto-grow-height="false" fo:min-height="1.75cm" fo:min-width="2.5cm"/>
      <style:paragraph-properties style:writing-mode="lr-tb"/>
    </style:style>
    <style:style style:name="gr14" style:family="graphic" style:parent-style-name="objectwithoutfill">
      <style:graphic-properties draw:fill="none" draw:fill-color="#c4d0ee" draw:textarea-vertical-align="middle"/>
    </style:style>
    <style:style style:name="gr15" style:family="graphic" style:parent-style-name="objectwithoutfill">
      <style:graphic-properties draw:marker-end="Arrow" draw:marker-end-width="0.3cm" draw:fill="none" draw:fill-color="#b4c7dc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c4d0ee" draw:textarea-vertical-align="middle"/>
    </style:style>
    <style:style style:name="gr17" style:family="graphic" style:parent-style-name="standard">
      <style:graphic-properties draw:stroke="none" svg:stroke-color="#000000" draw:fill="none" draw:fill-color="#c4d0ee" draw:auto-grow-height="true" draw:auto-grow-width="false" fo:max-height="0cm" fo:min-height="0.5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c4d0ee" draw:auto-grow-height="true" draw:auto-grow-width="false" fo:max-height="0cm" fo:min-height="0.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c4d0ee" draw:auto-grow-height="true" draw:auto-grow-width="false" fo:max-height="0cm" fo:min-height="1.0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1" style:family="graphic" style:parent-style-name="standard">
      <style:graphic-properties svg:stroke-color="#000000" draw:fill-color="#b4c7dc" draw:textarea-horizontal-align="justify" draw:textarea-vertical-align="middle" draw:auto-grow-height="false" fo:min-height="0.74cm" fo:min-width="1.056cm"/>
      <style:paragraph-properties style:writing-mode="lr-tb"/>
    </style:style>
    <style:style style:name="gr22" style:family="graphic" style:parent-style-name="standard">
      <style:graphic-properties svg:stroke-color="#000000" draw:fill-color="#b4c7dc" draw:textarea-horizontal-align="justify" draw:textarea-vertical-align="middle" draw:auto-grow-height="false" fo:min-height="0.74cm" fo:min-width="1.34cm"/>
      <style:paragraph-properties style:writing-mode="lr-tb"/>
    </style:style>
    <style:style style:name="gr23" style:family="graphic" style:parent-style-name="standard">
      <style:graphic-properties svg:stroke-color="#000000" draw:fill-color="#b4c7dc" draw:textarea-horizontal-align="justify" draw:textarea-vertical-align="middle" draw:auto-grow-height="false" fo:min-height="1.024cm" fo:min-width="1.622cm"/>
      <style:paragraph-properties style:writing-mode="lr-tb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1.164cm" fo:min-width="1.764cm"/>
      <style:paragraph-properties style:writing-mode="lr-tb"/>
    </style:style>
    <style:style style:name="gr25" style:family="graphic" style:parent-style-name="standard">
      <style:graphic-properties svg:stroke-color="#000000" draw:fill-color="#b4c7dc" draw:textarea-horizontal-align="justify" draw:textarea-vertical-align="middle" draw:auto-grow-height="false" fo:min-height="0.882cm" fo:min-width="1.056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74cm" fo:min-width="0.986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882cm" fo:min-width="1.34cm"/>
      <style:paragraph-properties style:writing-mode="lr-tb"/>
    </style:style>
    <style:style style:name="gr28" style:family="graphic" style:parent-style-name="standard">
      <style:graphic-properties svg:stroke-color="#000000" draw:fill-color="#b4c7dc" draw:textarea-horizontal-align="justify" draw:textarea-vertical-align="middle" draw:auto-grow-height="false" fo:min-height="4.05cm" fo:min-width="4.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15.59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cm" svg:stroke-color="#000000" svg:stroke-opacity="100%" draw:fill="solid" draw:fill-color="#c4d0ee" draw:opacity="100%" draw:textarea-horizontal-align="center" draw:textarea-vertical-align="middle" draw:auto-grow-height="false" draw:auto-grow-width="false" fo:min-height="3.75cm" fo:min-width="2.9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cm" svg:stroke-color="#000000" svg:stroke-opacity="100%" draw:fill="solid" draw:fill-color="#c4d0ee" draw:opacity="100%" draw:textarea-horizontal-align="left" draw:textarea-vertical-align="middle" draw:auto-grow-height="false" draw:auto-grow-width="false" fo:min-height="1.164cm" fo:min-width="1.904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cm" svg:stroke-color="#000000" svg:stroke-opacity="100%" draw:fill="solid" draw:fill-color="#c4d0ee" draw:opacity="100%" draw:textarea-horizontal-align="center" draw:textarea-vertical-align="middle" draw:auto-grow-height="false" draw:auto-grow-width="false" fo:min-height="1.15cm" fo:min-width="2.301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cm" svg:stroke-color="#000000" svg:stroke-opacity="100%" draw:fill="solid" draw:fill-color="#c4d0ee" draw:opacity="100%" draw:textarea-horizontal-align="center" draw:textarea-vertical-align="middle" draw:auto-grow-height="false" draw:auto-grow-width="false" fo:min-height="1.35cm" fo:min-width="2.301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18cm" svg:stroke-color="#000000" draw:marker-start="a2003" draw:marker-end="a2004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18cm" svg:stroke-color="#000000" draw:marker-start="a2006" draw:marker-end="a2007" svg:stroke-opacity="100%" draw:stroke-linejoin="miter" svg:stroke-linecap="butt" draw:fill="none" fo:padding-top="0.134cm" fo:padding-bottom="0.134cm" fo:padding-left="0.259cm" fo:padding-right="0.259cm"/>
    </style:style>
    <style:style style:name="gr38" style:family="graphic" style:parent-style-name="standard">
      <style:graphic-properties draw:stroke="solid" svg:stroke-width="0.018cm" svg:stroke-color="#000000" draw:marker-start="a2009" draw:marker-end="a2010" svg:stroke-opacity="100%" draw:stroke-linejoin="miter" svg:stroke-linecap="butt" draw:fill="none" fo:padding-top="0.134cm" fo:padding-bottom="0.134cm" fo:padding-left="0.259cm" fo:padding-right="0.259cm"/>
    </style:style>
    <style:style style:name="gr39" style:family="graphic" style:parent-style-name="standard">
      <style:graphic-properties draw:stroke="solid" svg:stroke-width="0.018cm" svg:stroke-color="#000000" draw:marker-end="a2012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fo:min-height="2.746cm" fo:min-width="2.196cm"/>
      <style:paragraph-properties style:writing-mode="lr-tb"/>
    </style:style>
    <style:style style:name="gr41" style:family="graphic" style:parent-style-name="standard">
      <style:graphic-properties draw:stroke="solid" svg:stroke-width="0.018cm" svg:stroke-color="#4472c4" draw:marker-start="a2023" draw:marker-end="a2024" svg:stroke-opacity="100%" draw:stroke-linejoin="miter" svg:stroke-linecap="butt" draw:fill="none" fo:padding-top="0.134cm" fo:padding-bottom="0.134cm" fo:padding-left="0.259cm" fo:padding-right="0.259cm"/>
    </style:style>
    <style:style style:name="gr42" style:family="graphic" style:parent-style-name="standard">
      <style:graphic-properties draw:stroke="solid" svg:stroke-width="0.018cm" svg:stroke-color="#4472c4" draw:marker-start="a2026" draw:marker-end="a2027" svg:stroke-opacity="100%" draw:stroke-linejoin="miter" svg:stroke-linecap="butt" draw:fill="none" fo:padding-top="0.134cm" fo:padding-bottom="0.134cm" fo:padding-left="0.259cm" fo:padding-right="0.259cm"/>
    </style:style>
    <style:style style:name="gr43" style:family="graphic" style:parent-style-name="standard">
      <style:graphic-properties draw:stroke="solid" svg:stroke-width="0.018cm" svg:stroke-color="#4472c4" draw:marker-start="a2029" draw:marker-end="a2030" svg:stroke-opacity="100%" draw:stroke-linejoin="miter" svg:stroke-linecap="butt" draw:fill="non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4472c4" draw:marker-start="a2032" draw:marker-end="a2033" svg:stroke-opacity="100%" draw:stroke-linejoin="miter" svg:stroke-linecap="butt" draw:fill="none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="a2035" draw:marker-end="a2036" svg:stroke-opacity="100%" draw:stroke-linejoin="miter" svg:stroke-linecap="butt" draw:fill="none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4472c4" draw:marker-start="a2038" draw:marker-end="a2039" svg:stroke-opacity="100%" draw:stroke-linejoin="miter" svg:stroke-linecap="butt" draw:fill="none" fo:padding-top="0.134cm" fo:padding-bottom="0.134cm" fo:padding-left="0.259cm" fo:padding-right="0.259cm"/>
    </style:style>
    <style:style style:name="gr47" style:family="graphic" style:parent-style-name="standard">
      <style:graphic-properties draw:stroke="solid" svg:stroke-width="0.018cm" svg:stroke-color="#4472c4" draw:marker-start="a2041" draw:marker-end="a2042" svg:stroke-opacity="100%" draw:stroke-linejoin="miter" svg:stroke-linecap="butt" draw:fill="none" fo:padding-top="0.134cm" fo:padding-bottom="0.134cm" fo:padding-left="0.259cm" fo:padding-right="0.259cm"/>
    </style:style>
    <style:style style:name="gr48" style:family="graphic" style:parent-style-name="standard">
      <style:graphic-properties draw:stroke="solid" svg:stroke-width="0.018cm" svg:stroke-color="#000000" draw:marker-start="a2044" draw:marker-end="a2045" svg:stroke-opacity="100%" draw:stroke-linejoin="miter" svg:stroke-linecap="butt" draw:fill="none" fo:padding-top="0.134cm" fo:padding-bottom="0.134cm" fo:padding-left="0.259cm" fo:padding-right="0.259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false" fo:min-height="0.473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>
      <style:graphic-properties draw:fill="none" draw:fill-color="#b4c7dc" draw:textarea-vertical-align="middle" draw:auto-grow-height="false" fo:min-height="1.58cm" fo:min-width="2.6cm"/>
    </style:style>
    <style:style style:name="gr52" style:family="graphic" style:parent-style-name="objectwithoutfill">
      <style:graphic-properties draw:fill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55" style:family="graphic" style:parent-style-name="standard">
      <style:graphic-properties draw:marker-start="Arrow" draw:marker-start-width="0.3cm" draw:marker-end="Arrow" draw:marker-end-width="0.3cm"/>
    </style:style>
    <style:style style:name="gr56" style:family="graphic" style:parent-style-name="objectwithoutfill">
      <style:graphic-properties svg:stroke-color="#000000" draw:marker-end="Arrow" draw:marker-end-width="0.3cm" draw:fill="none"/>
    </style:style>
    <style:style style:name="gr57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b4c7dc" draw:opacity="100%" draw:textarea-horizontal-align="center" draw:textarea-vertical-align="middle" draw:auto-grow-height="false" draw:auto-grow-width="false" fo:min-height="4.448cm" fo:min-width="3.41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b4c7dc" draw:opacity="100%" draw:textarea-horizontal-align="center" draw:textarea-vertical-align="middle" draw:auto-grow-height="false" draw:auto-grow-width="false" fo:min-height="0.587cm" fo:min-width="2.264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b4c7dc" draw:opacity="100%" draw:textarea-horizontal-align="center" draw:textarea-vertical-align="middle" draw:auto-grow-height="false" draw:auto-grow-width="false" fo:min-height="0.764cm" fo:min-width="2.264cm" fo:padding-top="0.127cm" fo:padding-bottom="0.127cm" fo:padding-left="0.254cm" fo:padding-right="0.254cm" fo:wrap-option="wrap"/>
      <style:paragraph-properties style:writing-mode="lr-tb"/>
    </style:style>
    <style:style style:name="gr60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b4c7dc" draw:opacity="100%" draw:textarea-horizontal-align="center" draw:textarea-vertical-align="middle" draw:auto-grow-height="false" draw:auto-grow-width="false" fo:min-height="1.276cm" fo:min-width="2.664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b4c7dc" draw:opacity="100%" draw:textarea-horizontal-align="center" draw:textarea-vertical-align="middle" draw:auto-grow-height="false" draw:auto-grow-width="false" fo:min-height="0.577cm" fo:min-width="2.264cm" fo:padding-top="0.127cm" fo:padding-bottom="0.127cm" fo:padding-left="0.254cm" fo:padding-right="0.254cm" fo:wrap-option="wrap"/>
      <style:paragraph-properties style:writing-mode="lr-tb"/>
    </style:style>
    <style:style style:name="gr62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b4c7dc" draw:opacity="100%" draw:textarea-horizontal-align="center" draw:textarea-vertical-align="middle" draw:auto-grow-height="false" draw:auto-grow-width="false" fo:min-height="2.393cm" fo:min-width="3.492cm" fo:padding-top="0.127cm" fo:padding-bottom="0.127cm" fo:padding-left="0.254cm" fo:padding-right="0.254cm" fo:wrap-option="wrap"/>
      <style:paragraph-properties style:writing-mode="lr-tb"/>
    </style:style>
    <style:style style:name="gr63" style:family="graphic" style:parent-style-name="standard">
      <style:graphic-properties draw:stroke="solid" svg:stroke-width="0.018cm" svg:stroke-color="#000000" draw:marker-start="a2312" draw:marker-end="a2313" svg:stroke-opacity="100%" draw:stroke-linejoin="miter" svg:stroke-linecap="butt" draw:fill="none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000000" draw:marker-end="a2317" svg:stroke-opacity="100%" draw:stroke-linejoin="miter" svg:stroke-linecap="butt" draw:fill="none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svg:stroke-color="#000000" draw:marker-end="a2319" svg:stroke-opacity="100%" draw:stroke-linejoin="miter" svg:stroke-linecap="butt" draw:fill="none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svg:stroke-color="#000000" draw:marker-end="a2321" svg:stroke-opacity="100%" draw:stroke-linejoin="miter" svg:stroke-linecap="butt" draw:fill="none" fo:padding-top="0.134cm" fo:padding-bottom="0.134cm" fo:padding-left="0.259cm" fo:padding-right="0.259cm"/>
    </style:style>
    <style:style style:name="gr67" style:family="graphic" style:parent-style-name="standard">
      <style:graphic-properties draw:stroke="solid" svg:stroke-width="0.018cm" svg:stroke-color="#000000" draw:marker-end="a2323" svg:stroke-opacity="100%" draw:stroke-linejoin="miter" svg:stroke-linecap="butt" draw:fill="none" fo:padding-top="0.134cm" fo:padding-bottom="0.134cm" fo:padding-left="0.259cm" fo:padding-right="0.259cm"/>
    </style:style>
    <style:style style:name="gr68" style:family="graphic" style:parent-style-name="standard">
      <style:graphic-properties draw:stroke="solid" svg:stroke-width="0.018cm" svg:stroke-color="#000000" draw:marker-end="a2325" svg:stroke-opacity="100%" draw:stroke-linejoin="miter" svg:stroke-linecap="butt" draw:fill="non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svg:stroke-color="#000000" draw:marker-end="a2327" svg:stroke-opacity="100%" draw:stroke-linejoin="miter" svg:stroke-linecap="butt" draw:fill="none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svg:stroke-color="#000000" draw:marker-end="a2329" svg:stroke-opacity="100%" draw:stroke-linejoin="miter" svg:stroke-linecap="butt" draw:fill="none" fo:padding-top="0.134cm" fo:padding-bottom="0.134cm" fo:padding-left="0.259cm" fo:padding-right="0.259cm"/>
    </style:style>
    <style:style style:name="gr71" style:family="graphic" style:parent-style-name="standard">
      <style:graphic-properties draw:stroke="solid" svg:stroke-width="0.018cm" svg:stroke-color="#000000" draw:marker-end="a2343" svg:stroke-opacity="100%" draw:stroke-linejoin="miter" svg:stroke-linecap="butt" draw:fill="none" fo:padding-top="0.134cm" fo:padding-bottom="0.134cm" fo:padding-left="0.259cm" fo:padding-right="0.259cm"/>
    </style:style>
    <style:style style:name="gr72" style:family="graphic" style:parent-style-name="standard">
      <style:graphic-properties draw:stroke="solid" svg:stroke-width="0.018cm" svg:stroke-color="#000000" draw:marker-end="a2345" svg:stroke-opacity="100%" draw:stroke-linejoin="miter" svg:stroke-linecap="butt" draw:fill="none" fo:padding-top="0.134cm" fo:padding-bottom="0.134cm" fo:padding-left="0.259cm" fo:padding-right="0.259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2.033cm" fo:padding-top="0.127cm" fo:padding-bottom="0.127cm" fo:padding-left="0.254cm" fo:padding-right="0.254cm" fo:wrap-option="wrap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4cm"/>
      <style:paragraph-properties style:writing-mode="lr-tb"/>
    </style:style>
    <style:style style:name="gr75" style:family="graphic" style:parent-style-name="objectwithoutfill">
      <style:graphic-properties draw:marker-end="Arrow" draw:marker-end-width="0.3cm" draw:fill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  <style:paragraph-properties style:writing-mode="lr-tb"/>
    </style:style>
    <style:style style:name="gr8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26cm"/>
      <style:paragraph-properties style:writing-mode="lr-tb"/>
    </style:style>
    <style:style style:name="gr81" style:family="graphic" style:parent-style-name="standard">
      <style:graphic-properties svg:stroke-color="#5983b0" draw:marker-start="Arrow" draw:marker-start-width="0.3cm" draw:marker-end="Arrow" draw:marker-end-width="0.3cm"/>
    </style:style>
    <style:style style:name="pr1" style:family="presentation" style:parent-style-name="Impress-subtitle" style:list-style-name="L1">
      <style:graphic-properties draw:fill-color="#ffffff" fo:min-height="3.625cm"/>
      <style:paragraph-properties style:writing-mode="lr-tb"/>
    </style:style>
    <style:style style:name="pr2" style:family="presentation" style:parent-style-name="Impress-title">
      <style:graphic-properties fo:min-height="4.9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notes">
      <style:graphic-properties draw:fill-color="#ffffff" fo:min-height="13.36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-color="#c4d0ee"/>
      <style:paragraph-properties fo:text-align="center" style:writing-mode="lr-tb"/>
    </style:style>
    <style:style style:name="P12" style:family="paragraph">
      <loext:graphic-properties draw:fill="none" draw:fill-color="#c4d0ee"/>
      <style:paragraph-properties fo:text-align="center"/>
    </style:style>
    <style:style style:name="P13" style:family="paragraph">
      <loext:graphic-properties draw:fill="none" draw:fill-color="#b4c7dc"/>
      <style:paragraph-properties fo:text-align="center"/>
    </style:style>
    <style:style style:name="P14" style:family="paragraph">
      <loext:graphic-properties draw:fill="none" draw:fill-color="#c4d0ee"/>
      <style:paragraph-properties fo:text-align="center" style:writing-mode="lr-tb"/>
    </style:style>
    <style:style style:name="P15" style:family="paragraph">
      <loext:graphic-properties draw:fill="none" draw:fill-color="#c4d0ee"/>
      <style:paragraph-properties style:writing-mode="lr-tb"/>
    </style:style>
    <style:style style:name="P16" style:family="paragraph"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.42cm" fo:margin-bottom="0.21cm" fo:line-height="100%" fo:text-align="start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loext:graphic-properties draw:fill="solid" draw:fill-color="#c4d0ee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4" style:family="paragraph">
      <loext:graphic-properties draw:fill="solid" draw:fill-color="#c4d0ee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25" style:family="paragraph">
      <loext:graphic-properties draw:fill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8" style:family="paragraph">
      <loext:graphic-properties draw:fill="none"/>
      <style:paragraph-properties style:writing-mode="lr-tb" style:font-independent-line-spacing="true"/>
    </style:style>
    <style:style style:name="P29" style:family="paragraph">
      <loext:graphic-properties draw:fill="solid" draw:fill-color="#b4c7d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13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0cm" svg:height="3.625cm" svg:x="4.3cm" svg:y="6.775cm" presentation:class="subtitle" presentation:user-transformed="true">
          <draw:text-box>
            <text:p text:style-name="P1">Life Simulator Project</text:p>
          </draw:text-box>
        </draw:frame>
        <draw:frame draw:style-name="gr1" draw:text-style-name="P3" draw:layer="layout" svg:width="8.2cm" svg:height="7.015cm" svg:x="1.2cm" svg:y="13.698cm">
          <draw:text-box draw:corner-radius="1.8cm">
            <text:p>Shreya Singh</text:p>
            <text:p>190831</text:p>
            <text:p>MCA-3<text:span text:style-name="T1">rd</text:span><text:span text:style-name="T2"> Semester</text:span></text:p>
            <text:p><text:span text:style-name="T2">DCS</text:span></text:p>
          </draw:text-box>
        </draw:frame>
        <draw:frame presentation:style-name="pr2" draw:text-style-name="P3" draw:layer="layout" svg:width="20.6cm" svg:height="4.929cm" svg:x="4.2cm" svg:y="2.2cm" presentation:class="title" presentation:user-transformed="true">
          <draw:text-box>
            <text:p>Database Design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custom-shape draw:style-name="gr3" draw:text-style-name="P5" draw:layer="layout" svg:width="4cm" svg:height="4cm" svg:x="11.8cm" svg:y="6.2cm">
          <text:p text:style-name="P5">Life</text:p>
          <text:p text:style-name="P5">Sim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2.8cm" svg:x="23.2cm" svg:y="6.6cm">
          <text:p text:style-name="P5">Admi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2.8cm" svg:x="0.8cm" svg:y="7cm">
          <text:p text:style-name="P5">Us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8cm" svg:y1="7cm" svg:x2="12.4cm" svg:y2="6.8cm">
          <text:p/>
        </draw:line>
        <draw:line draw:style-name="gr5" draw:text-style-name="P6" draw:layer="layout" svg:x1="4.8cm" svg:y1="7.8cm" svg:x2="12cm" svg:y2="7.6cm">
          <text:p/>
        </draw:line>
        <draw:line draw:style-name="gr5" draw:text-style-name="P6" draw:layer="layout" svg:x1="4.8cm" svg:y1="8.6cm" svg:x2="12cm" svg:y2="8.4cm">
          <text:p/>
        </draw:line>
        <draw:line draw:style-name="gr5" draw:text-style-name="P6" draw:layer="layout" svg:x1="4.8cm" svg:y1="9.4cm" svg:x2="12.2cm" svg:y2="9.2cm">
          <text:p/>
        </draw:line>
        <draw:line draw:style-name="gr6" draw:text-style-name="P6" draw:layer="layout" svg:x1="13.8cm" svg:y1="10.2cm" svg:x2="13.8cm" svg:y2="12.6cm">
          <text:p/>
        </draw:line>
        <draw:line draw:style-name="gr6" draw:text-style-name="P6" draw:layer="layout" svg:x1="3.8cm" svg:y1="12.6cm" svg:x2="13.8cm" svg:y2="12.6cm">
          <text:p/>
        </draw:line>
        <draw:line draw:style-name="gr5" draw:text-style-name="P6" draw:layer="layout" svg:x1="3.8cm" svg:y1="12.6cm" svg:x2="3.8cm" svg:y2="9.8cm">
          <text:p/>
        </draw:line>
        <draw:frame draw:style-name="gr7" draw:text-style-name="P7" draw:layer="layout" svg:width="3.4cm" svg:height="0.767cm" svg:x="6.2cm" svg:y="6.235cm">
          <draw:text-box>
            <text:p>Registeration</text:p>
          </draw:text-box>
        </draw:frame>
        <draw:frame draw:style-name="gr7" draw:text-style-name="P7" draw:layer="layout" svg:width="3.4cm" svg:height="0.767cm" svg:x="6.2cm" svg:y="7.034cm">
          <draw:text-box>
            <text:p>Log-in</text:p>
          </draw:text-box>
        </draw:frame>
        <draw:frame draw:style-name="gr7" draw:text-style-name="P7" draw:layer="layout" svg:width="3.4cm" svg:height="0.767cm" svg:x="6.2cm" svg:y="7.935cm">
          <draw:text-box>
            <text:p>Create Lives</text:p>
          </draw:text-box>
        </draw:frame>
        <draw:frame draw:style-name="gr8" draw:text-style-name="P7" draw:layer="layout" svg:width="3.8cm" svg:height="1.791cm" svg:x="6.4cm" svg:y="8.698cm">
          <draw:text-box>
            <text:p>Manage lives/</text:p>
            <text:p>Make decisions</text:p>
          </draw:text-box>
        </draw:frame>
        <draw:frame draw:style-name="gr7" draw:text-style-name="P7" draw:layer="layout" svg:width="6.6cm" svg:height="0.767cm" svg:x="6.2cm" svg:y="12.035cm">
          <draw:text-box>
            <text:p>Consequences of decision</text:p>
          </draw:text-box>
        </draw:frame>
        <draw:line draw:style-name="gr9" draw:text-style-name="P8" draw:layer="layout" svg:x1="15.8cm" svg:y1="8cm" svg:x2="23.2cm" svg:y2="8cm">
          <text:p/>
        </draw:line>
        <draw:frame draw:style-name="gr7" draw:text-style-name="P7" draw:layer="layout" svg:width="4.8cm" svg:height="0.767cm" svg:x="17.8cm" svg:y="7.398cm">
          <draw:text-box>
            <text:p>Manage Database</text:p>
          </draw:text-box>
        </draw:frame>
        <draw:frame draw:style-name="gr10" draw:text-style-name="P9" draw:layer="layout" svg:width="11.2cm" svg:height="1.355cm" svg:x="10.5cm" svg:y="0.061cm">
          <draw:text-box>
            <text:p><text:span text:style-name="T3">0-Level DF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custom-shape draw:style-name="gr11" draw:text-style-name="P10" draw:layer="layout" svg:width="3.2cm" svg:height="2.6cm" svg:x="1.6cm" svg:y="7.7cm">
          <text:p text:style-name="P5">Activ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cm" svg:height="2.6cm" svg:x="23.4cm" svg:y="7.5cm">
          <text:p text:style-name="P5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cm" svg:height="2.6cm" svg:x="17.8cm" svg:y="7.5cm">
          <text:p text:style-name="P5">Ass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cm" svg:height="2.6cm" svg:x="12.2cm" svg:y="7.5cm">
          <text:p text:style-name="P5">Care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cm" svg:height="2.6cm" svg:x="6.8cm" svg:y="7.5cm">
          <text:p text:style-name="P5">Relationshi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cm" svg:height="2cm" svg:x="12.3cm" svg:y="1.8cm">
          <text:p text:style-name="P5">Admin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2cm" svg:x="12.2cm" svg:y="18.3cm">
          <text:p text:style-name="P5">User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2.2cm" svg:y1="20.1cm" svg:x2="2.2cm" svg:y2="20.1cm">
          <text:p/>
        </draw:line>
        <draw:line draw:style-name="gr15" draw:text-style-name="P13" draw:layer="layout" svg:x1="2.2cm" svg:y1="20.1cm" svg:x2="2.2cm" svg:y2="9.9cm">
          <text:p/>
        </draw:line>
        <draw:line draw:style-name="gr14" draw:text-style-name="P12" draw:layer="layout" svg:x1="3.8cm" svg:y1="10.3cm" svg:x2="3.8cm" svg:y2="19.818cm">
          <text:p/>
        </draw:line>
        <draw:line draw:style-name="gr16" draw:text-style-name="P12" draw:layer="layout" svg:x1="3.8cm" svg:y1="19.818cm" svg:x2="12.2cm" svg:y2="19.818cm">
          <text:p/>
        </draw:line>
        <draw:line draw:style-name="gr16" draw:text-style-name="P12" draw:layer="layout" svg:x1="7.6cm" svg:y1="18.7cm" svg:x2="7.6cm" svg:y2="9.9cm">
          <text:p/>
        </draw:line>
        <draw:line draw:style-name="gr14" draw:text-style-name="P14" draw:layer="layout" svg:x1="12.2cm" svg:y1="18.7cm" svg:x2="7.6cm" svg:y2="18.7cm">
          <text:p/>
        </draw:line>
        <draw:line draw:style-name="gr14" draw:text-style-name="P12" draw:layer="layout" svg:x1="18.6cm" svg:y1="16cm" svg:x2="18.6cm" svg:y2="9.9cm">
          <text:p/>
        </draw:line>
        <draw:line draw:style-name="gr14" draw:text-style-name="P12" draw:layer="layout" svg:x1="23.6cm" svg:y1="15.8cm" svg:x2="15.2cm" svg:y2="18.7cm">
          <text:p/>
        </draw:line>
        <draw:line draw:style-name="gr16" draw:text-style-name="P12" draw:layer="layout" svg:x1="23.6cm" svg:y1="15.8cm" svg:x2="23.6cm" svg:y2="9.4cm">
          <text:p/>
        </draw:line>
        <draw:line draw:style-name="gr14" draw:text-style-name="P12" draw:layer="layout" svg:x1="24cm" svg:y1="9.8cm" svg:x2="24cm" svg:y2="17cm">
          <text:p/>
        </draw:line>
        <draw:line draw:style-name="gr16" draw:text-style-name="P12" draw:layer="layout" svg:x1="25cm" svg:y1="19.4cm" svg:x2="15.2cm" svg:y2="19.4cm">
          <text:p/>
        </draw:line>
        <draw:line draw:style-name="gr16" draw:text-style-name="P12" draw:layer="layout" svg:x1="14cm" svg:y1="10.1cm" svg:x2="14cm" svg:y2="18.3cm">
          <text:p/>
        </draw:line>
        <draw:line draw:style-name="gr16" draw:text-style-name="P12" draw:layer="layout" svg:x1="13.6cm" svg:y1="18.3cm" svg:x2="13.6cm" svg:y2="10.1cm">
          <text:p/>
        </draw:line>
        <draw:line draw:style-name="gr16" draw:text-style-name="P12" draw:layer="layout" svg:x1="18.6cm" svg:y1="16cm" svg:x2="15.2cm" svg:y2="18.6cm">
          <text:p/>
        </draw:line>
        <draw:line draw:style-name="gr14" draw:text-style-name="P12" draw:layer="layout" svg:x1="8.8cm" svg:y1="10.1cm" svg:x2="8.8cm" svg:y2="16.5cm">
          <text:p/>
        </draw:line>
        <draw:line draw:style-name="gr14" draw:text-style-name="P12" draw:layer="layout" svg:x1="18.2cm" svg:y1="16cm" svg:x2="15.2cm" svg:y2="18.3cm">
          <text:p/>
        </draw:line>
        <draw:line draw:style-name="gr16" draw:text-style-name="P12" draw:layer="layout" svg:x1="8.8cm" svg:y1="16.5cm" svg:x2="12.2cm" svg:y2="18.3cm">
          <text:p/>
        </draw:line>
        <draw:line draw:style-name="gr16" draw:text-style-name="P12" draw:layer="layout" svg:x1="18.2cm" svg:y1="16cm" svg:x2="18.2cm" svg:y2="9.6cm">
          <text:p/>
        </draw:line>
        <draw:line draw:style-name="gr14" draw:text-style-name="P12" draw:layer="layout" svg:x1="11.8cm" svg:y1="6.9cm" svg:x2="3.2cm" svg:y2="6.9cm">
          <text:p/>
        </draw:line>
        <draw:line draw:style-name="gr14" draw:text-style-name="P12" draw:layer="layout" svg:x1="24.6cm" svg:y1="6.9cm" svg:x2="11.8cm" svg:y2="6.9cm">
          <text:p/>
        </draw:line>
        <draw:line draw:style-name="gr16" draw:text-style-name="P12" draw:layer="layout" svg:x1="3.2cm" svg:y1="6.9cm" svg:x2="3.2cm" svg:y2="7.7cm">
          <text:p/>
        </draw:line>
        <draw:line draw:style-name="gr16" draw:text-style-name="P12" draw:layer="layout" svg:x1="24.6cm" svg:y1="6.9cm" svg:x2="24.6cm" svg:y2="7.7cm">
          <text:p/>
        </draw:line>
        <draw:line draw:style-name="gr16" draw:text-style-name="P12" draw:layer="layout" svg:x1="8.4cm" svg:y1="6.9cm" svg:x2="8.4cm" svg:y2="7.7cm">
          <text:p/>
        </draw:line>
        <draw:line draw:style-name="gr16" draw:text-style-name="P12" draw:layer="layout" svg:x1="13.8cm" svg:y1="6.2cm" svg:x2="13.8cm" svg:y2="7.5cm">
          <text:p/>
        </draw:line>
        <draw:line draw:style-name="gr16" draw:text-style-name="P12" draw:layer="layout" svg:x1="19.4cm" svg:y1="6.9cm" svg:x2="19.4cm" svg:y2="7.5cm">
          <text:p/>
        </draw:line>
        <draw:line draw:style-name="gr14" draw:text-style-name="P12" draw:layer="layout" svg:x1="13.8cm" svg:y1="4.6cm" svg:x2="13.8cm" svg:y2="3.8cm">
          <text:p/>
        </draw:line>
        <draw:frame draw:style-name="gr10" draw:text-style-name="P9" draw:layer="layout" svg:width="11.6cm" svg:height="1.355cm" svg:x="12cm" svg:y="-0.039cm">
          <draw:text-box>
            <text:p><text:span text:style-name="T3">1-Level DFD</text:span></text:p>
          </draw:text-box>
        </draw:frame>
        <draw:frame draw:style-name="gr17" draw:text-style-name="P15" draw:layer="layout" svg:width="5.4cm" svg:height="0.767cm" svg:x="14.8cm" svg:y="3.998cm">
          <draw:text-box>
            <text:p>Database management</text:p>
          </draw:text-box>
        </draw:frame>
        <draw:frame draw:style-name="gr17" draw:text-style-name="P15" draw:layer="layout" svg:width="7.6cm" svg:height="0.767cm" draw:transform="rotate (-1.58964588271644) translate (14.802cm 10.614cm)">
          <draw:text-box>
            <text:p>Money / Assets / Smarts Increases</text:p>
          </draw:text-box>
        </draw:frame>
        <draw:frame draw:style-name="gr17" draw:text-style-name="P15" draw:layer="layout" svg:width="5.4cm" svg:height="0.767cm" svg:x="3.8cm" svg:y="19.961cm">
          <draw:text-box>
            <text:p>Activities performed</text:p>
          </draw:text-box>
        </draw:frame>
        <draw:frame draw:style-name="gr17" draw:text-style-name="P15" draw:layer="layout" svg:width="5.4cm" svg:height="0.767cm" svg:x="7.4cm" svg:y="18.097cm">
          <draw:text-box>
            <text:p>Manage Relations</text:p>
          </draw:text-box>
        </draw:frame>
        <draw:frame draw:style-name="gr17" draw:text-style-name="P15" draw:layer="layout" svg:width="5.4cm" svg:height="0.767cm" draw:transform="rotate (-0.479092879672443) translate (9.009cm 15.832cm)">
          <draw:text-box>
            <text:p>Relations Increase</text:p>
          </draw:text-box>
        </draw:frame>
        <draw:frame draw:style-name="gr17" draw:text-style-name="P15" draw:layer="layout" svg:width="5.4cm" svg:height="0.767cm" draw:transform="rotate (1.59819799605121) translate (12.945cm 16.8cm)">
          <draw:text-box>
            <text:p>Manage Career</text:p>
          </draw:text-box>
        </draw:frame>
        <draw:frame draw:style-name="gr17" draw:text-style-name="P15" draw:layer="layout" svg:width="5.4cm" svg:height="0.767cm" svg:x="5cm" svg:y="19.198cm">
          <draw:text-box>
            <text:p>Attributes Increase</text:p>
          </draw:text-box>
        </draw:frame>
        <draw:frame draw:style-name="gr17" draw:text-style-name="P15" draw:layer="layout" svg:width="5.4cm" svg:height="0.767cm" draw:transform="rotate (0.66165431943105) translate (14.94cm 17.67cm)">
          <draw:text-box>
            <text:p>Manage Assets</text:p>
          </draw:text-box>
        </draw:frame>
        <draw:frame draw:style-name="gr18" draw:text-style-name="P15" draw:layer="layout" svg:width="5.616cm" svg:height="0.804cm" draw:transform="rotate (-1.55892808788134) translate (19.171cm 10.352cm)">
          <draw:text-box>
            <text:p>Assets / Money Increase</text:p>
          </draw:text-box>
        </draw:frame>
        <draw:frame draw:style-name="gr17" draw:text-style-name="P15" draw:layer="layout" svg:width="3.3cm" svg:height="0.767cm" draw:transform="rotate (0.306479816650204) translate (20.56cm 16.149cm)">
          <draw:text-box>
            <text:p>Increase Age</text:p>
          </draw:text-box>
        </draw:frame>
        <draw:line draw:style-name="gr14" draw:text-style-name="P12" draw:layer="layout" svg:x1="25cm" svg:y1="10.082cm" svg:x2="25cm" svg:y2="19.4cm">
          <text:p/>
        </draw:line>
        <draw:line draw:style-name="gr16" draw:text-style-name="P12" draw:layer="layout" svg:x1="24cm" svg:y1="17cm" svg:x2="15.2cm" svg:y2="18.9cm">
          <text:p/>
        </draw:line>
        <draw:line draw:style-name="gr14" draw:text-style-name="P12" draw:layer="layout" svg:x1="24.49cm" svg:y1="18.2cm" svg:x2="15.2cm" svg:y2="19.2cm">
          <text:p/>
        </draw:line>
        <draw:line draw:style-name="gr16" draw:text-style-name="P12" draw:layer="layout" svg:x1="24.49cm" svg:y1="18.2cm" svg:x2="24.49cm" svg:y2="10cm">
          <text:p/>
        </draw:line>
        <draw:frame draw:style-name="gr17" draw:text-style-name="P15" draw:layer="layout" svg:width="6.349cm" svg:height="0.767cm" draw:transform="rotate (0.206472450510929) translate (18.119cm 17.664cm)">
          <draw:text-box>
            <text:p>Decision Making Questions</text:p>
          </draw:text-box>
        </draw:frame>
        <draw:frame draw:style-name="gr19" draw:text-style-name="P15" draw:layer="layout" svg:width="3.866cm" svg:height="1.279cm" draw:transform="rotate (0.0972148393360842) translate (20.11cm 18.042cm)">
          <draw:text-box>
            <text:p>Make Decision</text:p>
          </draw:text-box>
        </draw:frame>
        <draw:line draw:style-name="gr14" draw:text-style-name="P12" draw:layer="layout" svg:x1="25.4cm" svg:y1="10.1cm" svg:x2="25.4cm" svg:y2="20.6cm">
          <text:p/>
        </draw:line>
        <draw:line draw:style-name="gr16" draw:text-style-name="P12" draw:layer="layout" svg:x1="25.4cm" svg:y1="20.6cm" svg:x2="15.2cm" svg:y2="20.3cm">
          <text:p/>
        </draw:line>
        <draw:frame draw:style-name="gr19" draw:text-style-name="P15" draw:layer="layout" svg:width="7.6cm" svg:height="1.279cm" svg:x="17.7cm" svg:y="18.797cm">
          <draw:text-box>
            <text:p>Activities / Relationships / Career / Assets option gets increased</text:p>
          </draw:text-box>
        </draw:frame>
        <draw:frame draw:style-name="gr20" draw:text-style-name="P7" draw:layer="layout" svg:width="6.2cm" svg:height="1.279cm" draw:transform="rotate (-0.0251327412287188) translate (15.817cm 20.22cm)">
          <draw:text-box>
            <text:p>Consequences of decis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5" draw:text-style-name="P16" draw:layer="layout" svg:width="13.2cm" svg:height="1.1cm" svg:x="8.2cm" svg:y="0.1cm" presentation:class="outline" presentation:user-transformed="true">
          <draw:text-box>
            <text:list text:style-name="L3">
              <text:list-header>
                <text:p><text:span text:style-name="T3">2-Level DFD of Activities</text:span></text:p>
              </text:list-header>
            </text:list>
          </draw:text-box>
        </draw:frame>
        <draw:custom-shape draw:style-name="gr21" draw:text-style-name="P10" draw:layer="layout" svg:width="2.2cm" svg:height="1.4cm" svg:x="10.6cm" svg:y="17.9cm">
          <text:p text:style-name="P5">Cr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6cm" svg:y="17.5cm">
          <text:p text:style-name="P5">Laws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1.4cm" svg:y="11.8cm">
          <text:p text:style-name="P5">Licen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2.6cm" svg:height="1.4cm" svg:x="22.4cm" svg:y="8.2cm">
          <text:p text:style-name="P5">Emig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17.6cm" svg:y="1.2cm">
          <text:p text:style-name="P5">P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3cm" svg:height="1.8cm" svg:x="12cm" svg:y="1.1cm">
          <text:p text:style-name="P5">Entertai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3.2cm" svg:height="2cm" svg:x="3.2cm" svg:y="2.6cm">
          <text:p text:style-name="P5">Physical &amp;</text:p>
          <text:p text:style-name="P5">Mental Heal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15.4cm" svg:y="18.2cm">
          <text:p text:style-name="P5">Ado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19.2cm" svg:y="17cm">
          <text:p text:style-name="P5">Social</text:p>
          <text:p text:style-name="P5">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2cm" svg:height="1.6cm" svg:x="22.6cm" svg:y="13.4cm">
          <text:p text:style-name="P5">Salon &amp;</text:p>
          <text:p text:style-name="P5">Sp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.1cm" svg:height="1.4cm" svg:x="22.8cm" svg:y="10.6cm">
          <text:p text:style-name="P5">L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22.2cm" svg:y="3cm">
          <text:p text:style-name="P5">Do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2.2cm" svg:height="1.4cm" svg:x="1.6cm" svg:y="7.1cm">
          <text:p text:style-name="P5">Time</text:p>
          <text:p text:style-name="P5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6cm" svg:height="1.6cm" svg:x="2.3cm" svg:y="15.1cm">
          <text:p text:style-name="P5">Will &amp;</text:p>
          <text:p text:style-name="P5">Testa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5.601cm" svg:y1="10.565cm" svg:x2="22.7cm" svg:y2="11.4cm">
          <text:p/>
        </draw:line>
        <draw:line draw:style-name="gr5" draw:text-style-name="P6" draw:layer="layout" svg:x1="15.6cm" svg:y1="10.2cm" svg:x2="22.8cm" svg:y2="11cm">
          <text:p/>
        </draw:line>
        <draw:custom-shape draw:style-name="gr28" draw:text-style-name="P18" draw:layer="layout" svg:width="5.2cm" svg:height="4.3cm" svg:x="10.4cm" svg:y="7.5cm">
          <text:p text:style-name="P17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6cm" svg:y1="10.1cm" svg:x2="23.6cm" svg:y2="10.1cm">
          <text:p/>
        </draw:line>
        <draw:line draw:style-name="gr5" draw:text-style-name="P6" draw:layer="layout" svg:x1="23.7cm" svg:y1="10.2cm" svg:x2="23.7cm" svg:y2="10.6cm">
          <text:p/>
        </draw:line>
        <draw:frame draw:style-name="gr7" draw:text-style-name="P7" draw:layer="layout" svg:width="3.8cm" svg:height="0.767cm" draw:transform="rotate (0.00785398163397448) translate (19.897cm 9.512cm)">
          <draw:text-box>
            <text:p>Find a Date</text:p>
          </draw:text-box>
        </draw:frame>
        <draw:frame draw:style-name="gr7" draw:text-style-name="P7" draw:layer="layout" svg:width="4.021cm" svg:height="0.767cm" draw:transform="rotate (-0.114668131856028) translate (18.057cm 9.899cm)">
          <draw:text-box>
            <text:p>Use a dating app</text:p>
          </draw:text-box>
        </draw:frame>
        <draw:frame draw:style-name="gr7" draw:text-style-name="P7" draw:layer="layout" svg:width="2.641cm" svg:height="0.767cm" draw:transform="rotate (-0.131597825600373) translate (17.881cm 10.312cm)">
          <draw:text-box>
            <text:p>Hook Up</text:p>
          </draw:text-box>
        </draw:frame>
        <draw:line draw:style-name="gr6" draw:text-style-name="P6" draw:layer="layout" svg:x1="23.6cm" svg:y1="16.2cm" svg:x2="23.6cm" svg:y2="15cm">
          <text:p/>
        </draw:line>
        <draw:line draw:style-name="gr5" draw:text-style-name="P6" draw:layer="layout" svg:x1="22.8cm" svg:y1="11.7cm" svg:x2="15.6cm" svg:y2="10.752cm">
          <text:p/>
        </draw:line>
        <draw:frame draw:style-name="gr7" draw:text-style-name="P7" draw:layer="layout" svg:width="4.851cm" svg:height="0.767cm" draw:transform="rotate (-0.130899693899575) translate (17.732cm 10.932cm)">
          <draw:text-box>
            <text:p>Happiness Increases</text:p>
          </draw:text-box>
        </draw:frame>
        <draw:line draw:style-name="gr5" draw:text-style-name="P6" draw:layer="layout" svg:x1="15.6cm" svg:y1="11.4cm" svg:x2="22.8cm" svg:y2="14cm">
          <text:p/>
        </draw:line>
        <draw:line draw:style-name="gr6" draw:text-style-name="P6" draw:layer="layout" svg:x1="15.601cm" svg:y1="10.952cm" svg:x2="23.6cm" svg:y2="13cm">
          <text:p/>
        </draw:line>
        <draw:line draw:style-name="gr5" draw:text-style-name="P6" draw:layer="layout" svg:x1="23.6cm" svg:y1="13cm" svg:x2="23.6cm" svg:y2="13.4cm">
          <text:p/>
        </draw:line>
        <draw:line draw:style-name="gr5" draw:text-style-name="P6" draw:layer="layout" svg:x1="15.6cm" svg:y1="11.8cm" svg:x2="22.8cm" svg:y2="14.4cm">
          <text:p/>
        </draw:line>
        <draw:line draw:style-name="gr5" draw:text-style-name="P6" draw:layer="layout" svg:x1="15.6cm" svg:y1="11.1cm" svg:x2="23cm" svg:y2="13.7cm">
          <text:p/>
        </draw:line>
        <draw:line draw:style-name="gr6" draw:text-style-name="P6" draw:layer="layout" svg:x1="15.201cm" svg:y1="11.8cm" svg:x2="23cm" svg:y2="15.4cm">
          <text:p/>
        </draw:line>
        <draw:line draw:style-name="gr5" draw:text-style-name="P6" draw:layer="layout" svg:x1="23cm" svg:y1="15.4cm" svg:x2="23cm" svg:y2="14.8cm">
          <text:p/>
        </draw:line>
        <draw:frame draw:style-name="gr7" draw:text-style-name="P7" draw:layer="layout" svg:width="3.845cm" svg:height="0.767cm" draw:transform="rotate (-0.236143047794833) translate (20.463cm 11.698cm)">
          <draw:text-box>
            <text:p>Hair Dye / Cut</text:p>
          </draw:text-box>
        </draw:frame>
        <draw:frame draw:style-name="gr7" draw:text-style-name="P7" draw:layer="layout" svg:width="2.759cm" svg:height="0.767cm" draw:transform="rotate (-0.316428193386572) translate (18.168cm 11.466cm)">
          <draw:text-box>
            <text:p>Nail Salon</text:p>
          </draw:text-box>
        </draw:frame>
        <draw:frame draw:style-name="gr7" draw:text-style-name="P7" draw:layer="layout" svg:width="4.851cm" svg:height="0.767cm" draw:transform="rotate (-0.361283155162826) translate (17.638cm 11.974cm)">
          <draw:text-box>
            <text:p>Tanning Salon</text:p>
          </draw:text-box>
        </draw:frame>
        <draw:frame draw:style-name="gr7" draw:text-style-name="P7" draw:layer="layout" svg:width="2.527cm" svg:height="0.767cm" draw:transform="rotate (-0.359014227135234) translate (19.319cm 12.176cm)">
          <draw:text-box>
            <text:p>Massage</text:p>
          </draw:text-box>
        </draw:frame>
        <draw:frame draw:style-name="gr7" draw:text-style-name="P7" draw:layer="layout" svg:width="4.851cm" svg:height="0.767cm" draw:transform="rotate (-0.381179908635562) translate (19.685cm 13.284cm)">
          <draw:text-box>
            <text:p>Waxing</text:p>
          </draw:text-box>
        </draw:frame>
        <draw:line draw:style-name="gr5" draw:text-style-name="P6" draw:layer="layout" svg:x1="23.6cm" svg:y1="16.2cm" svg:x2="14.8cm" svg:y2="11.8cm">
          <text:p/>
        </draw:line>
        <draw:frame draw:style-name="gr29" draw:text-style-name="P7" draw:layer="layout" svg:width="6.554cm" svg:height="0.809cm" draw:transform="rotate (-0.4619886530029) translate (17.123cm 12.814cm)">
          <draw:text-box>
            <text:p>Happiness / Looks Increases</text:p>
          </draw:text-box>
        </draw:frame>
        <draw:line draw:style-name="gr5" draw:text-style-name="P6" draw:layer="layout" svg:x1="14.4cm" svg:y1="11.8cm" svg:x2="20.4cm" svg:y2="17cm">
          <text:p/>
        </draw:line>
        <draw:line draw:style-name="gr5" draw:text-style-name="P6" draw:layer="layout" svg:x1="19.6cm" svg:y1="17.2cm" svg:x2="14.2cm" svg:y2="11.8cm">
          <text:p/>
        </draw:line>
        <draw:frame draw:style-name="gr7" draw:text-style-name="P7" draw:layer="layout" svg:width="6.408cm" svg:height="0.767cm" draw:transform="rotate (-0.72919856148323) translate (15.855cm 12.27cm)">
          <draw:text-box>
            <text:p>Manage Social Media profile</text:p>
          </draw:text-box>
        </draw:frame>
        <draw:frame draw:style-name="gr7" draw:text-style-name="P7" draw:layer="layout" svg:width="6.408cm" svg:height="0.767cm" draw:transform="rotate (2.35898701699554) translate (18.832cm 17.27cm)">
          <draw:text-box>
            <text:p>Fame / Happiness Increases</text:p>
          </draw:text-box>
        </draw:frame>
        <draw:line draw:style-name="gr5" draw:text-style-name="P6" draw:layer="layout" svg:x1="13.8cm" svg:y1="11.8cm" svg:x2="17cm" svg:y2="18.352cm">
          <text:p/>
        </draw:line>
        <draw:line draw:style-name="gr5" draw:text-style-name="P6" draw:layer="layout" svg:x1="16.4cm" svg:y1="18.2cm" svg:x2="13.6cm" svg:y2="11.8cm">
          <text:p/>
        </draw:line>
        <draw:frame draw:style-name="gr20" draw:text-style-name="P7" draw:layer="layout" svg:width="6.885cm" svg:height="1.279cm" draw:transform="rotate (1.99403867040352) translate (15.903cm 18.594cm)">
          <draw:text-box>
            <text:p>Relation/ Happiness Increases</text:p>
          </draw:text-box>
        </draw:frame>
        <draw:frame draw:style-name="gr7" draw:text-style-name="P7" draw:layer="layout" svg:width="6.408cm" svg:height="0.767cm" draw:transform="rotate (-1.10374621896121) translate (14.643cm 12.286cm)">
          <draw:text-box>
            <text:p>Manage Social Media profile</text:p>
          </draw:text-box>
        </draw:frame>
        <draw:line draw:style-name="gr6" draw:text-style-name="P6" draw:layer="layout" svg:x1="13.077cm" svg:y1="11.8cm" svg:x2="14cm" svg:y2="18.6cm">
          <text:p/>
        </draw:line>
        <draw:line draw:style-name="gr5" draw:text-style-name="P6" draw:layer="layout" svg:x1="14cm" svg:y1="18.6cm" svg:x2="12.8cm" svg:y2="18.6cm">
          <text:p/>
        </draw:line>
        <draw:line draw:style-name="gr5" draw:text-style-name="P6" draw:layer="layout" svg:x1="12.8cm" svg:y1="11.8cm" svg:x2="12.6cm" svg:y2="18.2cm">
          <text:p/>
        </draw:line>
        <draw:line draw:style-name="gr5" draw:text-style-name="P6" draw:layer="layout" svg:x1="12.2cm" svg:y1="11.8cm" svg:x2="12cm" svg:y2="17.9cm">
          <text:p/>
        </draw:line>
        <draw:line draw:style-name="gr5" draw:text-style-name="P6" draw:layer="layout" svg:x1="11.6cm" svg:y1="11.8cm" svg:x2="11.4cm" svg:y2="17.9cm">
          <text:p/>
        </draw:line>
        <draw:line draw:style-name="gr5" draw:text-style-name="P6" draw:layer="layout" svg:x1="11cm" svg:y1="18cm" svg:x2="11.2cm" svg:y2="11.8cm">
          <text:p/>
        </draw:line>
        <draw:frame draw:style-name="gr7" draw:text-style-name="P7" draw:layer="layout" svg:width="3.26cm" svg:height="0.767cm" draw:transform="rotate (-1.43867490241893) translate (14.141cm 15.005cm)">
          <draw:text-box>
            <text:p>Bank robbery</text:p>
          </draw:text-box>
        </draw:frame>
        <draw:frame draw:style-name="gr7" draw:text-style-name="P7" draw:layer="layout" svg:width="3.26cm" svg:height="0.767cm" draw:transform="rotate (-1.57498511699968) translate (13.298cm 13.506cm)">
          <draw:text-box>
            <text:p>Burglary</text:p>
          </draw:text-box>
        </draw:frame>
        <draw:frame draw:style-name="gr7" draw:text-style-name="P7" draw:layer="layout" svg:width="3.26cm" svg:height="0.767cm" draw:transform="rotate (-1.57498511699968) translate (12.699cm 13.506cm)">
          <draw:text-box>
            <text:p>Hitman</text:p>
          </draw:text-box>
        </draw:frame>
        <draw:frame draw:style-name="gr7" draw:text-style-name="P7" draw:layer="layout" svg:width="3.26cm" svg:height="0.767cm" draw:transform="rotate (-1.57498511699968) translate (12.099cm 13.506cm)">
          <draw:text-box>
            <text:p>Murder</text:p>
          </draw:text-box>
        </draw:frame>
        <draw:frame draw:style-name="gr7" draw:text-style-name="P7" draw:layer="layout" svg:width="4.026cm" svg:height="0.767cm" draw:transform="rotate (1.53135188569982) translate (10.484cm 16.801cm)">
          <draw:text-box>
            <text:p>Money Increases</text:p>
          </draw:text-box>
        </draw:frame>
        <draw:line draw:style-name="gr5" draw:text-style-name="P6" draw:layer="layout" svg:x1="10.658cm" svg:y1="11.778cm" svg:x2="7.743cm" svg:y2="17.621cm">
          <text:p/>
        </draw:line>
        <draw:line draw:style-name="gr5" draw:text-style-name="P6" draw:layer="layout" svg:x1="7.501cm" svg:y1="17.6cm" svg:x2="10.501cm" svg:y2="11.6cm">
          <text:p/>
        </draw:line>
        <draw:frame draw:style-name="gr7" draw:text-style-name="P7" draw:layer="layout" svg:width="4.026cm" svg:height="0.767cm" draw:transform="rotate (1.11910511637876) translate (7.322cm 16.649cm)">
          <draw:text-box>
            <text:p>Sue Someone</text:p>
          </draw:text-box>
        </draw:frame>
        <draw:frame draw:style-name="gr7" draw:text-style-name="P7" draw:layer="layout" svg:width="4.248cm" svg:height="0.767cm" draw:transform="rotate (-2.04622401503815) translate (10.296cm 13.862cm)">
          <draw:text-box>
            <text:p>Money Increases</text:p>
          </draw:text-box>
        </draw:frame>
        <draw:line draw:style-name="gr5" draw:text-style-name="P6" draw:layer="layout" svg:x1="4.801cm" svg:y1="15.501cm" svg:x2="10.4cm" svg:y2="11.2cm">
          <text:p/>
        </draw:line>
        <draw:line draw:style-name="gr5" draw:text-style-name="P6" draw:layer="layout" svg:x1="10.422cm" svg:y1="10.828cm" svg:x2="4.578cm" svg:y2="15.372cm">
          <text:p/>
        </draw:line>
        <draw:frame draw:style-name="gr7" draw:text-style-name="P7" draw:layer="layout" svg:width="4.026cm" svg:height="0.767cm" draw:transform="rotate (0.641757565958315) translate (5.243cm 14.002cm)">
          <draw:text-box>
            <text:p>Write Will</text:p>
          </draw:text-box>
        </draw:frame>
        <draw:frame draw:style-name="gr30" draw:text-style-name="P7" draw:layer="layout" svg:width="6.241cm" svg:height="2.303cm" draw:transform="rotate (-2.49512269865109) translate (10.066cm 13.015cm)">
          <draw:text-box>
            <text:p>Assets / money given to the person mentioned in will</text:p>
          </draw:text-box>
        </draw:frame>
        <draw:line draw:style-name="gr5" draw:text-style-name="P6" draw:layer="layout" svg:x1="10.4cm" svg:y1="10.6cm" svg:x2="3.463cm" svg:y2="12.772cm">
          <text:p/>
        </draw:line>
        <draw:line draw:style-name="gr5" draw:text-style-name="P6" draw:layer="layout" svg:x1="3.6cm" svg:y1="12.373cm" svg:x2="10.66cm" svg:y2="10.291cm">
          <text:p/>
        </draw:line>
        <draw:line draw:style-name="gr5" draw:text-style-name="P6" draw:layer="layout" svg:x1="2.8cm" svg:y1="11cm" svg:x2="10.4cm" svg:y2="9.4cm">
          <text:p/>
        </draw:line>
        <draw:line draw:style-name="gr5" draw:text-style-name="P6" draw:layer="layout" svg:x1="2.74cm" svg:y1="10.2cm" svg:x2="10.4cm" svg:y2="9.1cm">
          <text:p/>
        </draw:line>
        <draw:line draw:style-name="gr5" draw:text-style-name="P6" draw:layer="layout" svg:x1="3.2cm" svg:y1="12cm" svg:x2="10.4cm" svg:y2="9.6cm">
          <text:p/>
        </draw:line>
        <draw:line draw:style-name="gr6" draw:text-style-name="P6" draw:layer="layout" svg:x1="2.8cm" svg:y1="11.8cm" svg:x2="2.74cm" svg:y2="10.6cm">
          <text:p/>
        </draw:line>
        <draw:line draw:style-name="gr6" draw:text-style-name="P6" draw:layer="layout" svg:x1="2.74cm" svg:y1="10.7cm" svg:x2="2.74cm" svg:y2="10.2cm">
          <text:p/>
        </draw:line>
        <draw:frame draw:style-name="gr7" draw:text-style-name="P7" draw:layer="layout" svg:width="3.8cm" svg:height="0.767cm" draw:transform="rotate (0.149400183970715) translate (4.141cm 9.387cm)">
          <draw:text-box>
            <text:p>Boating License</text:p>
          </draw:text-box>
        </draw:frame>
        <draw:frame draw:style-name="gr7" draw:text-style-name="P7" draw:layer="layout" svg:width="3.8cm" svg:height="0.767cm" draw:transform="rotate (0.199665666428151) translate (4.538cm 9.984cm)">
          <draw:text-box>
            <text:p>Driving License</text:p>
          </draw:text-box>
        </draw:frame>
        <draw:frame draw:style-name="gr7" draw:text-style-name="P7" draw:layer="layout" svg:width="3.8cm" svg:height="0.767cm" draw:transform="rotate (0.31712632508737) translate (4.551cm 10.911cm)">
          <draw:text-box>
            <text:p>Flight License</text:p>
          </draw:text-box>
        </draw:frame>
        <draw:frame draw:style-name="gr7" draw:text-style-name="P7" draw:layer="layout" svg:width="3.8cm" svg:height="0.767cm" draw:transform="rotate (0.26162485487395) translate (4.543cm 11.506cm)">
          <draw:text-box>
            <text:p>Pilot’s license</text:p>
          </draw:text-box>
        </draw:frame>
        <draw:frame draw:style-name="gr7" draw:text-style-name="P7" draw:layer="layout" svg:width="3.8cm" svg:height="0.767cm" draw:transform="rotate (0.305781684949406) translate (4.549cm 12.29cm)">
          <draw:text-box>
            <text:p>Assets increase</text:p>
          </draw:text-box>
        </draw:frame>
        <draw:line draw:style-name="gr5" draw:text-style-name="P6" draw:layer="layout" svg:x1="3.8cm" svg:y1="7.8cm" svg:x2="10.4cm" svg:y2="8.5cm">
          <text:p/>
        </draw:line>
        <draw:line draw:style-name="gr5" draw:text-style-name="P6" draw:layer="layout" svg:x1="10.4cm" svg:y1="8.734cm" svg:x2="3.6cm" svg:y2="8.2cm">
          <text:p/>
        </draw:line>
        <draw:frame draw:style-name="gr7" draw:text-style-name="P7" draw:layer="layout" svg:width="4.4cm" svg:height="0.767cm" draw:transform="rotate (-0.109606677025244) translate (5.255cm 7.36cm)">
          <draw:text-box>
            <text:p>Travel back in time</text:p>
          </draw:text-box>
        </draw:frame>
        <draw:frame draw:style-name="gr7" draw:text-style-name="P7" draw:layer="layout" svg:width="4.4cm" svg:height="0.767cm" draw:transform="rotate (-0.0589921287174085) translate (4.531cm 8.169cm)">
          <draw:text-box>
            <text:p>Relive past life</text:p>
          </draw:text-box>
        </draw:frame>
        <draw:line draw:style-name="gr5" draw:text-style-name="P6" draw:layer="layout" svg:x1="22.4cm" svg:y1="8.8cm" svg:x2="15.6cm" svg:y2="9.5cm">
          <text:p/>
        </draw:line>
        <draw:line draw:style-name="gr5" draw:text-style-name="P6" draw:layer="layout" svg:x1="15.6cm" svg:y1="9.9cm" svg:x2="22.6cm" svg:y2="9.2cm">
          <text:p/>
        </draw:line>
        <draw:line draw:style-name="gr5" draw:text-style-name="P6" draw:layer="layout" svg:x1="6.4cm" svg:y1="3.9cm" svg:x2="10.4cm" svg:y2="7.6cm">
          <text:p/>
        </draw:line>
        <draw:line draw:style-name="gr6" draw:text-style-name="P6" draw:layer="layout" svg:x1="5.5cm" svg:y1="2.7cm" svg:x2="7.2cm" svg:y2="1.4cm">
          <text:p/>
        </draw:line>
        <draw:line draw:style-name="gr5" draw:text-style-name="P6" draw:layer="layout" svg:x1="6.5cm" svg:y1="1.9cm" svg:x2="12cm" svg:y2="7.5cm">
          <text:p/>
        </draw:line>
        <draw:line draw:style-name="gr5" draw:text-style-name="P6" draw:layer="layout" svg:x1="6cm" svg:y1="2.2cm" svg:x2="11.4cm" svg:y2="7.5cm">
          <text:p/>
        </draw:line>
        <draw:line draw:style-name="gr5" draw:text-style-name="P6" draw:layer="layout" svg:x1="6.4cm" svg:y1="3.4cm" svg:x2="10.9cm" svg:y2="7.5cm">
          <text:p/>
        </draw:line>
        <draw:frame draw:style-name="gr20" draw:text-style-name="P7" draw:layer="layout" svg:width="4.585cm" svg:height="1.279cm" draw:transform="rotate (-0.804945851019786) translate (8.967cm 3.563cm)">
          <draw:text-box>
            <text:p>Read book / Library</text:p>
          </draw:text-box>
        </draw:frame>
        <draw:frame draw:style-name="gr7" draw:text-style-name="P7" draw:layer="layout" svg:width="3.2cm" svg:height="0.767cm" draw:transform="rotate (-0.762883416046721) translate (8.298cm 3.591cm)">
          <draw:text-box>
            <text:p>Go on diet</text:p>
          </draw:text-box>
        </draw:frame>
        <draw:frame draw:style-name="gr7" draw:text-style-name="P7" draw:layer="layout" svg:width="3.798cm" svg:height="0.767cm" draw:transform="rotate (-0.748571716180369) translate (8.014cm 4.042cm)">
          <draw:text-box>
            <text:p>Workout at Gym</text:p>
          </draw:text-box>
        </draw:frame>
        <draw:frame draw:style-name="gr7" draw:text-style-name="P7" draw:layer="layout" svg:width="3.2cm" svg:height="0.767cm" draw:transform="rotate (-0.757996494141138) translate (7.302cm 4.005cm)">
          <draw:text-box>
            <text:p>Martial Arts</text:p>
          </draw:text-box>
        </draw:frame>
        <draw:line draw:style-name="gr5" draw:text-style-name="P6" draw:layer="layout" svg:x1="6.8cm" svg:y1="1.6cm" svg:x2="12.6cm" svg:y2="7.5cm">
          <text:p/>
        </draw:line>
        <draw:line draw:style-name="gr5" draw:text-style-name="P6" draw:layer="layout" svg:x1="7.2cm" svg:y1="1.4cm" svg:x2="13.2cm" svg:y2="7.5cm">
          <text:p/>
        </draw:line>
        <draw:frame draw:style-name="gr7" draw:text-style-name="P7" draw:layer="layout" svg:width="3.2cm" svg:height="0.767cm" draw:transform="rotate (-0.792903079181025) translate (9.34cm 3.366cm)">
          <draw:text-box>
            <text:p>Meditate</text:p>
          </draw:text-box>
        </draw:frame>
        <draw:frame draw:style-name="gr7" draw:text-style-name="P7" draw:layer="layout" svg:width="3.2cm" svg:height="0.767cm" draw:transform="rotate (-0.792903079181025) translate (9.74cm 3.167cm)">
          <draw:text-box>
            <text:p>walk</text:p>
          </draw:text-box>
        </draw:frame>
        <draw:line draw:style-name="gr5" draw:text-style-name="P6" draw:layer="layout" svg:x1="10.4cm" svg:y1="8.2cm" svg:x2="6cm" svg:y2="4.2cm">
          <text:p/>
        </draw:line>
        <draw:frame draw:style-name="gr20" draw:text-style-name="P7" draw:layer="layout" svg:width="5.996cm" svg:height="1.279cm" draw:transform="rotate (-0.745779189377178) translate (6.829cm 4.133cm)">
          <draw:text-box>
            <text:p>Happiness / Health / Atheleticisim increases</text:p>
          </draw:text-box>
        </draw:frame>
        <draw:line draw:style-name="gr5" draw:text-style-name="P6" draw:layer="layout" svg:x1="13.331cm" svg:y1="2.899cm" svg:x2="13.47cm" svg:y2="7.501cm">
          <text:p/>
        </draw:line>
        <draw:line draw:style-name="gr5" draw:text-style-name="P6" draw:layer="layout" svg:x1="13.665cm" svg:y1="7.5cm" svg:x2="13.6cm" svg:y2="3cm">
          <text:p/>
        </draw:line>
        <draw:line draw:style-name="gr5" draw:text-style-name="P6" draw:layer="layout" svg:x1="14.14cm" svg:y1="7.501cm" svg:x2="14cm" svg:y2="2.9cm">
          <text:p/>
        </draw:line>
        <draw:line draw:style-name="gr5" draw:text-style-name="P6" draw:layer="layout" svg:x1="14.64cm" svg:y1="7.501cm" svg:x2="14.6cm" svg:y2="2.6cm">
          <text:p/>
        </draw:line>
        <draw:frame draw:style-name="gr7" draw:text-style-name="P7" draw:layer="layout" svg:width="2.4cm" svg:height="0.767cm" draw:transform="rotate (-1.54932877699537) translate (14.258cm 4.373cm)">
          <draw:text-box>
            <text:p>Movie</text:p>
          </draw:text-box>
        </draw:frame>
        <draw:frame draw:style-name="gr7" draw:text-style-name="P7" draw:layer="layout" svg:width="2.4cm" svg:height="0.767cm" draw:transform="rotate (-1.54932877699537) translate (14.759cm 4.373cm)">
          <draw:text-box>
            <text:p>Casino</text:p>
          </draw:text-box>
        </draw:frame>
        <draw:frame draw:style-name="gr20" draw:text-style-name="P7" draw:layer="layout" svg:width="3.416cm" svg:height="1.279cm" draw:transform="rotate (-1.54932877699537) translate (15.258cm 4.373cm)">
          <draw:text-box>
            <text:p>Horse Races</text:p>
          </draw:text-box>
        </draw:frame>
        <draw:frame draw:style-name="gr7" draw:text-style-name="P7" draw:layer="layout" svg:width="5.136cm" svg:height="0.767cm" draw:transform="rotate (1.59261294244483) translate (12.902cm 7.424cm)">
          <draw:text-box>
            <text:p>Happiness increases</text:p>
          </draw:text-box>
        </draw:frame>
        <draw:line draw:style-name="gr5" draw:text-style-name="P6" draw:layer="layout" svg:x1="15.3cm" svg:y1="7.5cm" svg:x2="18.308cm" svg:y2="2.6cm">
          <text:p/>
        </draw:line>
        <draw:line draw:style-name="gr5" draw:text-style-name="P6" draw:layer="layout" svg:x1="18cm" svg:y1="2.4cm" svg:x2="15.129cm" svg:y2="7.5cm">
          <text:p/>
        </draw:line>
        <draw:line draw:style-name="gr5" draw:text-style-name="P6" draw:layer="layout" svg:x1="15.6cm" svg:y1="7.5cm" svg:x2="18.8cm" svg:y2="2.7cm">
          <text:p/>
        </draw:line>
        <draw:frame draw:style-name="gr7" draw:text-style-name="P7" draw:layer="layout" svg:width="3.4cm" svg:height="0.767cm" draw:transform="rotate (-2.16909519437855) translate (18.875cm 3.693cm)">
          <draw:text-box>
            <text:p>Buy Pets</text:p>
          </draw:text-box>
        </draw:frame>
        <draw:frame draw:style-name="gr7" draw:text-style-name="P7" draw:layer="layout" svg:width="3.4cm" svg:height="0.767cm" draw:transform="rotate (-2.11882971192112) translate (18cm 4.15cm)">
          <draw:text-box>
            <text:p>Adopt Pets</text:p>
          </draw:text-box>
        </draw:frame>
        <draw:frame draw:style-name="gr20" draw:text-style-name="P7" draw:layer="layout" svg:width="4.825cm" svg:height="1.279cm" draw:transform="rotate (1.06517444249214) translate (14.853cm 5.817cm)">
          <draw:text-box>
            <text:p>Relation / Happiness increases</text:p>
          </draw:text-box>
        </draw:frame>
        <draw:line draw:style-name="gr6" draw:text-style-name="P6" draw:layer="layout" svg:x1="22.5cm" svg:y1="3.2cm" svg:x2="20.8cm" svg:y2="2.4cm">
          <text:p/>
        </draw:line>
        <draw:line draw:style-name="gr5" draw:text-style-name="P6" draw:layer="layout" svg:x1="20.8cm" svg:y1="2.4cm" svg:x2="15.6cm" svg:y2="7.7cm">
          <text:p/>
        </draw:line>
        <draw:line draw:style-name="gr5" draw:text-style-name="P6" draw:layer="layout" svg:x1="21.3cm" svg:y1="2.6cm" svg:x2="15.501cm" svg:y2="8.3cm">
          <text:p/>
        </draw:line>
        <draw:line draw:style-name="gr5" draw:text-style-name="P6" draw:layer="layout" svg:x1="21.8cm" svg:y1="2.8cm" svg:x2="15.702cm" svg:y2="8.7cm">
          <text:p/>
        </draw:line>
        <draw:frame draw:style-name="gr7" draw:text-style-name="P7" draw:layer="layout" svg:width="4.056cm" svg:height="0.767cm" draw:transform="rotate (0.800058929114201) translate (17.547cm 5cm)">
          <draw:text-box>
            <text:p>Seek Psychiatrist</text:p>
          </draw:text-box>
        </draw:frame>
        <draw:frame draw:style-name="gr7" draw:text-style-name="P7" draw:layer="layout" svg:width="5.334cm" svg:height="0.767cm" draw:transform="rotate (0.766723140401109) translate (16.697cm 6.952cm)">
          <draw:text-box>
            <text:p>Seek Alternative doctor</text:p>
          </draw:text-box>
        </draw:frame>
        <draw:frame draw:style-name="gr7" draw:text-style-name="P7" draw:layer="layout" svg:width="5.334cm" svg:height="0.767cm" draw:transform="rotate (0.766723140401109) translate (16.697cm 6.352cm)">
          <draw:text-box>
            <text:p>Seek optometrist</text:p>
          </draw:text-box>
        </draw:frame>
        <draw:line draw:style-name="gr5" draw:text-style-name="P6" draw:layer="layout" svg:x1="22.5cm" svg:y1="3.2cm" svg:x2="15.6cm" svg:y2="9.2cm">
          <text:p/>
        </draw:line>
        <draw:frame draw:style-name="gr7" draw:text-style-name="P7" draw:layer="layout" svg:width="5.334cm" svg:height="0.767cm" draw:transform="rotate (0.703716754404114) translate (17.704cm 6.612cm)">
          <draw:text-box>
            <text:p>Visit emergency room</text:p>
          </draw:text-box>
        </draw:frame>
        <draw:line draw:style-name="gr5" draw:text-style-name="P6" draw:layer="layout" svg:x1="15.6cm" svg:y1="9.3cm" svg:x2="22.366cm" svg:y2="3.993cm">
          <text:p/>
        </draw:line>
        <draw:frame draw:style-name="gr7" draw:text-style-name="P7" draw:layer="layout" svg:width="4.287cm" svg:height="0.767cm" draw:transform="rotate (0.658338193852261) translate (17.842cm 7.408cm)">
          <draw:text-box>
            <text:p>Health increases</text:p>
          </draw:text-box>
        </draw:frame>
        <draw:frame draw:style-name="gr7" draw:text-style-name="P7" draw:layer="layout" svg:width="6.4cm" svg:height="0.767cm" draw:transform="rotate (0.0904080552533063) translate (16.278cm 8.788cm)">
          <draw:text-box>
            <text:p>Emigrate to another country</text:p>
          </draw:text-box>
        </draw:frame>
        <draw:frame draw:style-name="gr7" draw:text-style-name="P7" draw:layer="layout" svg:width="6.4cm" svg:height="0.767cm" draw:transform="rotate (0.105243353895258) translate (16.178cm 9.336cm)">
          <draw:text-box>
            <text:p>Assets / Career chang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draw:name="TextBox 1" draw:style-name="gr31" draw:text-style-name="P20" draw:layer="layout" svg:width="16.09cm" svg:height="1.235cm" svg:x="6.91cm" svg:y="0.2cm">
          <draw:text-box>
            <text:p text:style-name="P19"><text:span text:style-name="T4">Level 2 DFD of character relationships</text:span></text:p>
          </draw:text-box>
        </draw:frame>
        <draw:custom-shape draw:name="Freeform: Shape 2" draw:style-name="gr32" draw:text-style-name="P22" xml:id="id5" draw:id="id5" draw:layer="layout" svg:width="3.4cm" svg:height="4cm" svg:x="4.652cm" svg:y="4.163cm">
          <text:p text:style-name="P21"><text:span text:style-name="T5">User</text:span></text:p>
          <text:p text:style-name="P21"><text:span text:style-name="T5">(Player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3" draw:style-name="gr33" draw:text-style-name="P24" xml:id="id2" draw:id="id2" draw:layer="layout" svg:width="3.4cm" svg:height="2cm" svg:x="12.203cm" svg:y="5.163cm">
          <text:p text:style-name="P23"><text:span text:style-name="T5">Character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reeform: Shape 4" draw:style-name="gr34" draw:text-style-name="P22" xml:id="id1" draw:id="id1" draw:layer="layout" svg:width="2.8cm" svg:height="1.4cm" svg:x="23.8cm" svg:y="1.926cm">
          <text:p text:style-name="P21"><text:span text:style-name="T5">Parents /</text:span></text:p>
          <text:p text:style-name="P21"><text:span text:style-name="T5"><text:s/></text:span><text:span text:style-name="T5">Gaurdian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6" draw:style-name="gr34" draw:text-style-name="P22" xml:id="id3" draw:id="id3" draw:layer="layout" svg:width="2.8cm" svg:height="1.4cm" svg:x="23.808cm" svg:y="11.949cm">
          <text:p text:style-name="P21"><text:span text:style-name="T5">Lov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7" draw:style-name="gr34" draw:text-style-name="P22" xml:id="id8" draw:id="id8" draw:layer="layout" svg:width="2.8cm" svg:height="1.4cm" svg:x="23.923cm" svg:y="6.288cm">
          <text:p text:style-name="P21"><text:span text:style-name="T5">Sibling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8" draw:style-name="gr34" draw:text-style-name="P22" xml:id="id4" draw:id="id4" draw:layer="layout" svg:width="2.8cm" svg:height="1.4cm" svg:x="23.936cm" svg:y="17.296cm">
          <text:p text:style-name="P21"><text:span text:style-name="T5">Friend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9" draw:style-name="gr35" draw:text-style-name="P22" xml:id="id9" draw:id="id9" draw:layer="layout" svg:width="2.8cm" svg:height="1.6cm" svg:x="19.128cm" svg:y="1.473cm">
          <text:p text:style-name="P21"><text:span text:style-name="T5">Nieces &amp;</text:span></text:p>
          <text:p text:style-name="P21"><text:span text:style-name="T5">Nephew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10" draw:style-name="gr35" draw:text-style-name="P22" xml:id="id7" draw:id="id7" draw:layer="layout" svg:width="2.8cm" svg:height="1.6cm" svg:x="18.101cm" svg:y="17.296cm">
          <text:p text:style-name="P21"><text:span text:style-name="T5">Late</text:span></text:p>
          <text:p text:style-name="P21"><text:span text:style-name="T5">Relation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Straight Arrow Connector 15" draw:style-name="gr36" draw:text-style-name="P25" draw:layer="layout" draw:type="line" svg:x1="25.2cm" svg:y1="3.326cm" svg:x2="13.903cm" svg:y2="5.163cm" draw:start-shape="id1" draw:start-glue-point="2" draw:end-shape="id2" draw:end-glue-point="0" svg:d="M25200 3326l-11297 1837" svg:viewBox="0 0 11298 1838">
          <text:p/>
        </draw:connector>
        <draw:connector draw:name="Straight Arrow Connector 19" draw:style-name="gr37" draw:text-style-name="P25" draw:layer="layout" draw:type="line" svg:x1="23.808cm" svg:y1="12.649cm" svg:x2="15.105cm" svg:y2="6.87cm" draw:start-shape="id3" draw:start-glue-point="3" draw:end-shape="id2" draw:end-glue-point="9" svg:d="M23808 12649l-8703-5779" svg:viewBox="0 0 8704 5780">
          <text:p/>
        </draw:connector>
        <draw:connector draw:name="Straight Arrow Connector 21" draw:style-name="gr38" draw:text-style-name="P25" draw:layer="layout" draw:type="line" svg:x1="23.936cm" svg:y1="17.996cm" svg:x2="13.903cm" svg:y2="7.163cm" draw:start-shape="id4" draw:start-glue-point="3" draw:end-shape="id2" draw:end-glue-point="2" svg:d="M23936 17996l-10033-10833" svg:viewBox="0 0 10034 10834">
          <text:p/>
        </draw:connector>
        <draw:connector draw:name="Straight Arrow Connector 23" draw:style-name="gr39" draw:text-style-name="P25" draw:layer="layout" draw:type="line" svg:x1="8.052cm" svg:y1="6.163cm" svg:x2="12.203cm" svg:y2="6.163cm" draw:start-shape="id5" draw:start-glue-point="1" draw:end-shape="id2" draw:end-glue-point="3" svg:d="M8052 6163h4151" svg:viewBox="0 0 4152 1">
          <text:p/>
        </draw:connector>
        <draw:custom-shape draw:name="Rectangle 39" draw:style-name="gr40" draw:text-style-name="P26" xml:id="id6" draw:id="id6" draw:layer="layout" svg:width="2.704cm" svg:height="3cm" svg:x="5.2cm" svg:y="11.1cm">
          <text:p text:style-name="P26">Admin</text:p>
          <draw:enhanced-geometry svg:viewBox="0 0 21600 21600" draw:type="non-primitive" draw:enhanced-path="M 0 0 L 21600 0 21600 21600 0 21600 Z N"/>
        </draw:custom-shape>
        <draw:connector draw:name="Straight Arrow Connector 41" draw:style-name="gr41" draw:text-style-name="P25" draw:layer="layout" draw:type="line" svg:x1="7.904cm" svg:y1="12.6cm" svg:x2="18.101cm" svg:y2="18.096cm" draw:start-shape="id6" draw:start-glue-point="1" draw:end-shape="id7" draw:end-glue-point="3" svg:d="M7904 12600l10197 5496" svg:viewBox="0 0 10198 5497">
          <text:p/>
        </draw:connector>
        <draw:connector draw:name="Straight Arrow Connector 43" draw:style-name="gr42" draw:text-style-name="P25" draw:layer="layout" draw:type="line" svg:x1="7.904cm" svg:y1="12.6cm" svg:x2="23.936cm" svg:y2="17.996cm" draw:start-shape="id6" draw:start-glue-point="1" draw:end-shape="id4" draw:end-glue-point="3" svg:d="M7904 12600l16032 5396" svg:viewBox="0 0 16033 5397">
          <text:p/>
        </draw:connector>
        <draw:connector draw:name="Straight Arrow Connector 45" draw:style-name="gr43" draw:text-style-name="P25" draw:layer="layout" draw:type="line" svg:x1="7.904cm" svg:y1="12.6cm" svg:x2="23.808cm" svg:y2="12.649cm" draw:start-shape="id6" draw:start-glue-point="1" draw:end-shape="id3" draw:end-glue-point="3" svg:d="M7904 12600l15904 49" svg:viewBox="0 0 15905 50">
          <text:p/>
        </draw:connector>
        <draw:connector draw:name="Straight Arrow Connector 47" draw:style-name="gr44" draw:text-style-name="P25" draw:layer="layout" draw:type="line" svg:x1="7.904cm" svg:y1="12.6cm" svg:x2="25.323cm" svg:y2="7.688cm" draw:start-shape="id6" draw:start-glue-point="1" draw:end-shape="id8" draw:end-glue-point="2" svg:d="M7904 12600l17419-4912" svg:viewBox="0 0 17420 4913">
          <text:p/>
        </draw:connector>
        <draw:connector draw:name="Straight Arrow Connector 55" draw:style-name="gr45" draw:text-style-name="P25" draw:layer="layout" draw:type="line" svg:x1="15.105cm" svg:y1="5.456cm" svg:x2="23.923cm" svg:y2="6.988cm" draw:start-shape="id2" draw:start-glue-point="11" draw:end-shape="id8" draw:end-glue-point="3" svg:d="M15105 5456l8818 1532" svg:viewBox="0 0 8819 1533">
          <text:p/>
        </draw:connector>
        <draw:connector draw:name="Straight Arrow Connector 57" draw:style-name="gr46" draw:text-style-name="P25" draw:layer="layout" draw:type="line" svg:x1="7.904cm" svg:y1="12.6cm" svg:x2="25.2cm" svg:y2="3.326cm" draw:start-shape="id6" draw:start-glue-point="1" draw:end-shape="id1" draw:end-glue-point="2" svg:d="M7904 12600l17296-9274" svg:viewBox="0 0 17297 9275">
          <text:p/>
        </draw:connector>
        <draw:connector draw:name="Straight Arrow Connector 60" draw:style-name="gr47" draw:text-style-name="P25" draw:layer="layout" draw:type="line" svg:x1="7.904cm" svg:y1="12.6cm" svg:x2="20.528cm" svg:y2="3.073cm" draw:start-shape="id6" draw:start-glue-point="1" draw:end-shape="id9" draw:end-glue-point="2" svg:d="M7904 12600l12624-9527" svg:viewBox="0 0 12625 9528">
          <text:p/>
        </draw:connector>
        <draw:connector draw:name="Straight Arrow Connector 101" draw:style-name="gr48" draw:text-style-name="P25" draw:layer="layout" draw:type="line" svg:x1="13.903cm" svg:y1="5.163cm" svg:x2="19.128cm" svg:y2="2.273cm" draw:start-shape="id2" draw:start-glue-point="0" draw:end-shape="id9" draw:end-glue-point="3" svg:d="M13903 5163l5225-2890" svg:viewBox="0 0 5226 2891">
          <text:p/>
        </draw:connector>
        <draw:frame draw:name="TextBox 107" draw:style-name="gr49" draw:text-style-name="P28" draw:layer="layout" svg:width="3.82cm" svg:height="0.855cm" svg:x="8.647cm" svg:y="5.456cm">
          <draw:text-box>
            <text:p text:style-name="P27"><text:span text:style-name="T6">Commands</text:span></text:p>
          </draw:text-box>
        </draw:frame>
        <draw:frame draw:name="TextBox 108" draw:style-name="gr50" draw:text-style-name="P28" draw:layer="layout" svg:width="4.009cm" svg:height="0.727cm" draw:transform="rotate (0.159872159482681) translate (21.448cm 3.309cm)">
          <draw:text-box>
            <text:p text:style-name="P27"><text:span text:style-name="T7">Interacts</text:span></text:p>
          </draw:text-box>
        </draw:frame>
        <draw:frame draw:name="TextBox 109" draw:style-name="gr50" draw:text-style-name="P28" draw:layer="layout" svg:width="4.009cm" svg:height="0.727cm" draw:transform="rotate (0.4925319149128) translate (16.584cm 2.961cm)">
          <draw:text-box>
            <text:p text:style-name="P27"><text:span text:style-name="T7">Interacts</text:span></text:p>
          </draw:text-box>
        </draw:frame>
        <draw:frame draw:name="TextBox 110" draw:style-name="gr50" draw:text-style-name="P28" draw:layer="layout" svg:width="4.009cm" svg:height="0.727cm" draw:transform="rotate (-0.589397688398485) translate (21.77cm 10.461cm)">
          <draw:text-box>
            <text:p text:style-name="P27"><text:span text:style-name="T7">Interacts</text:span></text:p>
          </draw:text-box>
        </draw:frame>
        <draw:frame draw:name="TextBox 111" draw:style-name="gr50" draw:text-style-name="P28" draw:layer="layout" svg:width="4.009cm" svg:height="0.727cm" draw:transform="rotate (-0.168249739892254) translate (21.639cm 5.948cm)">
          <draw:text-box>
            <text:p text:style-name="P27"><text:span text:style-name="T7">Interacts</text:span></text:p>
          </draw:text-box>
        </draw:frame>
        <draw:frame draw:name="TextBox 112" draw:style-name="gr50" draw:text-style-name="P28" draw:layer="layout" svg:width="4.009cm" svg:height="0.727cm" draw:transform="rotate (-1.05260807187778) translate (17.966cm 13.424cm)">
          <draw:text-box>
            <text:p text:style-name="P27"><text:span text:style-name="T7">Mourn on loss</text:span></text:p>
          </draw:text-box>
        </draw:frame>
        <draw:frame draw:name="TextBox 113" draw:style-name="gr50" draw:text-style-name="P28" draw:layer="layout" svg:width="4.009cm" svg:height="0.727cm" draw:transform="rotate (-0.818035820409743) translate (22.45cm 15.519cm)">
          <draw:text-box>
            <text:p text:style-name="P27"><text:span text:style-name="T7">Interacts</text:span></text:p>
          </draw:text-box>
        </draw:frame>
        <draw:frame draw:name="TextBox 114" draw:style-name="gr50" draw:text-style-name="P28" draw:layer="layout" svg:width="5.396cm" svg:height="0.727cm" draw:transform="rotate (-0.604232987040438) translate (15.356cm 6.931cm)">
          <draw:text-box>
            <text:p text:style-name="P27"><text:span text:style-name="T7">Strengthens Relationship</text:span></text:p>
          </draw:text-box>
        </draw:frame>
        <draw:frame draw:name="TextBox 115" draw:style-name="gr50" draw:text-style-name="P28" draw:layer="layout" svg:width="5.396cm" svg:height="0.727cm" draw:transform="rotate (0.17226399717184) translate (15.487cm 4.821cm)">
          <draw:text-box>
            <text:p text:style-name="P27"><text:span text:style-name="T7">Strengthens Relationship</text:span></text:p>
          </draw:text-box>
        </draw:frame>
        <draw:frame draw:name="TextBox 116" draw:style-name="gr50" draw:text-style-name="P28" draw:layer="layout" svg:width="5.396cm" svg:height="0.727cm" draw:transform="rotate (-0.171216799620644) translate (15.534cm 5.387cm)">
          <draw:text-box>
            <text:p text:style-name="P27"><text:span text:style-name="T7">Strengthens Relationship</text:span></text:p>
          </draw:text-box>
        </draw:frame>
        <draw:frame draw:name="TextBox 117" draw:style-name="gr50" draw:text-style-name="P28" draw:layer="layout" svg:width="5.396cm" svg:height="0.727cm" draw:transform="rotate (-0.849277214020441) translate (14.259cm 7.429cm)">
          <draw:text-box>
            <text:p text:style-name="P27"><text:span text:style-name="T7">Strengthens Relationship</text:span></text:p>
          </draw:text-box>
        </draw:frame>
        <draw:frame draw:name="TextBox 119" draw:style-name="gr50" draw:text-style-name="P28" draw:layer="layout" svg:width="5.396cm" svg:height="0.727cm" draw:transform="rotate (0.50492375260196) translate (14.702cm 4.571cm)">
          <draw:text-box>
            <text:p text:style-name="P27"><text:span text:style-name="T7">Strengthens Relationship</text:span></text:p>
          </draw:text-box>
        </draw:frame>
        <draw:custom-shape draw:style-name="gr51" draw:text-style-name="P13" draw:layer="layout" svg:width="4.4cm" svg:height="2cm" svg:x="4.8cm" svg:y="17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52" draw:text-style-name="P25" draw:layer="layout" svg:x1="5.3cm" svg:y1="17.7cm" svg:x2="5.3cm" svg:y2="19.5cm">
          <text:p/>
        </draw:line>
        <draw:frame draw:style-name="gr53" draw:text-style-name="P7" draw:layer="layout" svg:width="3.9cm" svg:height="0.699cm" svg:x="5.3cm" svg:y="18.25cm">
          <draw:text-box>
            <text:p>Database</text:p>
          </draw:text-box>
        </draw:frame>
        <draw:frame draw:style-name="gr54" draw:text-style-name="P7" draw:layer="layout" svg:width="5.7cm" svg:height="2.173cm" svg:x="0.9cm" svg:y="14.9cm">
          <draw:text-box>
            <text:p>Stores and retrieves the status of relationships &amp; interactions made</text:p>
          </draw:text-box>
        </draw:frame>
        <draw:line draw:style-name="gr55" draw:layer="layout" svg:x1="6.6cm" svg:y1="14.1cm" svg:x2="6.6cm" svg:y2="17.6cm">
          <text:p/>
        </draw:line>
        <draw:line draw:style-name="gr56" draw:text-style-name="P25" draw:layer="layout" svg:x1="13cm" svg:y1="7cm" svg:x2="19.6cm" svg:y2="17.29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custom-shape draw:name="Rectangle 1" draw:style-name="gr57" draw:text-style-name="P29" xml:id="id22" draw:id="id22" draw:layer="layout" svg:width="3.918cm" svg:height="4.702cm" svg:x="2.792cm" svg:y="2.822cm">
          <text:p text:style-name="P26"><text:span text:style-name="T8">User</text:span></text:p>
          <draw:enhanced-geometry svg:viewBox="0 0 21600 21600" draw:type="non-primitive" draw:enhanced-path="M 0 0 L 21600 0 21600 21600 0 21600 Z N"/>
        </draw:custom-shape>
        <draw:custom-shape draw:name="Oval 3" draw:style-name="gr58" draw:text-style-name="P29" xml:id="id19" draw:id="id19" draw:layer="layout" svg:width="3.918cm" svg:height="1.189cm" svg:x="20.039cm" svg:y="1.404cm">
          <text:p text:style-name="P26"><text:span text:style-name="T7">Freelancing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7" draw:style-name="gr58" draw:text-style-name="P29" xml:id="id21" draw:id="id21" draw:layer="layout" svg:width="3.918cm" svg:height="1.189cm" svg:x="20.133cm" svg:y="2.917cm">
          <text:p text:style-name="P26"><text:span text:style-name="T7">Full-time Job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gr59" draw:text-style-name="P29" draw:layer="layout" svg:width="3.918cm" svg:height="1.438cm" svg:x="20.133cm" svg:y="6.362cm">
          <text:p text:style-name="P26"><text:span text:style-name="T7">Part-time Job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9" draw:style-name="gr58" draw:text-style-name="P29" draw:layer="layout" svg:width="3.918cm" svg:height="1.189cm" svg:x="20.133cm" svg:y="8.189cm">
          <text:p text:style-name="P26"><text:span text:style-name="T7">Military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0" draw:style-name="gr58" draw:text-style-name="P29" draw:layer="layout" svg:width="3.918cm" svg:height="1.189cm" svg:x="20.133cm" svg:y="4.639cm">
          <text:p text:style-name="P26"><text:span text:style-name="T7">Politic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" draw:style-name="gr60" draw:text-style-name="P29" xml:id="id10" draw:id="id10" draw:layer="layout" svg:width="4.486cm" svg:height="2.162cm" svg:x="10.027cm" svg:y="4.085cm">
          <text:p text:style-name="P26"><text:span text:style-name="T7">Job/Career Selectio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2" draw:style-name="gr60" draw:text-style-name="P29" xml:id="id12" draw:id="id12" draw:layer="layout" svg:width="4.486cm" svg:height="2.162cm" svg:x="9.979cm" svg:y="14.491cm">
          <text:p text:style-name="P26"><text:span text:style-name="T7">Qualification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3" draw:style-name="gr61" draw:text-style-name="P29" xml:id="id13" draw:id="id13" draw:layer="layout" svg:width="3.918cm" svg:height="1.175cm" svg:x="20.133cm" svg:y="11.127cm">
          <text:p text:style-name="P26"><text:span text:style-name="T7">Elementary school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" draw:style-name="gr61" draw:text-style-name="P29" xml:id="id14" draw:id="id14" draw:layer="layout" svg:width="3.918cm" svg:height="1.175cm" svg:x="20.133cm" svg:y="13.658cm">
          <text:p text:style-name="P26"><text:span text:style-name="T7">Middle school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5" draw:style-name="gr61" draw:text-style-name="P29" xml:id="id15" draw:id="id15" draw:layer="layout" svg:width="3.918cm" svg:height="1.175cm" svg:x="20.133cm" svg:y="16.191cm">
          <text:p text:style-name="P26"><text:span text:style-name="T7">High school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" draw:style-name="gr61" draw:text-style-name="P29" xml:id="id16" draw:id="id16" draw:layer="layout" svg:width="3.918cm" svg:height="1.175cm" svg:x="16.215cm" svg:y="18.16cm">
          <text:p text:style-name="P26"><text:span text:style-name="T7">Community Colleg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7" draw:style-name="gr61" draw:text-style-name="P29" xml:id="id17" draw:id="id17" draw:layer="layout" svg:width="3.918cm" svg:height="1.175cm" svg:x="23.957cm" svg:y="18.107cm">
          <text:p text:style-name="P26"><text:span text:style-name="T7">University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tangle 18" draw:style-name="gr62" draw:text-style-name="P29" xml:id="id11" draw:id="id11" draw:layer="layout" svg:width="4cm" svg:height="2.647cm" svg:x="10.2cm" svg:y="9.4cm">
          <text:p text:style-name="P26"><text:span text:style-name="T8">Admin</text:span></text:p>
          <draw:enhanced-geometry svg:viewBox="0 0 21600 21600" draw:type="non-primitive" draw:enhanced-path="M 0 0 L 21600 0 21600 21600 0 21600 Z N"/>
        </draw:custom-shape>
        <draw:connector draw:name="Straight Arrow Connector 40" draw:style-name="gr63" draw:text-style-name="P25" draw:layer="layout" draw:type="line" svg:x1="12.27cm" svg:y1="6.247cm" svg:x2="12.2cm" svg:y2="9.4cm" draw:start-shape="id10" draw:start-glue-point="2" draw:end-shape="id11" draw:end-glue-point="0" svg:d="M12270 6247l-70 3153" svg:viewBox="0 0 71 3154">
          <text:p/>
        </draw:connector>
        <draw:connector draw:name="Straight Arrow Connector 49" draw:style-name="gr64" draw:text-style-name="P25" draw:layer="layout" draw:type="line" svg:x1="13.808cm" svg:y1="14.807cm" svg:x2="20.133cm" svg:y2="11.714cm" draw:start-shape="id12" draw:start-glue-point="7" draw:end-shape="id13" draw:end-glue-point="3" svg:d="M13808 14807l6325-3093" svg:viewBox="0 0 6326 3094">
          <text:p/>
        </draw:connector>
        <draw:connector draw:name="Straight Arrow Connector 55_0" draw:style-name="gr65" draw:text-style-name="P25" draw:layer="layout" draw:type="line" svg:x1="22.092cm" svg:y1="12.302cm" svg:x2="22.092cm" svg:y2="13.658cm" draw:start-shape="id13" draw:start-glue-point="2" draw:end-shape="id14" draw:end-glue-point="0" svg:d="M22092 12302v1356" svg:viewBox="0 0 1 1357">
          <text:p/>
        </draw:connector>
        <draw:connector draw:name="Straight Arrow Connector 57_0" draw:style-name="gr66" draw:text-style-name="P25" draw:layer="layout" draw:type="line" svg:x1="22.092cm" svg:y1="14.833cm" svg:x2="22.092cm" svg:y2="16.191cm" draw:start-shape="id14" draw:start-glue-point="2" draw:end-shape="id15" draw:end-glue-point="0" svg:d="M22092 14833v1358" svg:viewBox="0 0 1 1359">
          <text:p/>
        </draw:connector>
        <draw:connector draw:name="Straight Arrow Connector 64" draw:style-name="gr67" draw:text-style-name="P25" draw:layer="layout" draw:type="line" svg:x1="20.706cm" svg:y1="17.194cm" svg:x2="18.174cm" svg:y2="18.16cm" draw:start-shape="id15" draw:start-glue-point="5" draw:end-shape="id16" draw:end-glue-point="0" svg:d="M20706 17194l-2532 966" svg:viewBox="0 0 2533 967">
          <text:p/>
        </draw:connector>
        <draw:connector draw:name="Straight Arrow Connector 66" draw:style-name="gr68" draw:text-style-name="P25" draw:layer="layout" draw:type="line" svg:x1="23.478cm" svg:y1="17.194cm" svg:x2="25.916cm" svg:y2="18.107cm" draw:start-shape="id15" draw:start-glue-point="6" draw:end-shape="id17" draw:end-glue-point="0" svg:d="M23478 17194l2438 913" svg:viewBox="0 0 2439 914">
          <text:p/>
        </draw:connector>
        <draw:connector draw:name="Straight Arrow Connector 68" draw:style-name="gr69" draw:text-style-name="P25" draw:layer="layout" draw:type="line" svg:x1="12.2cm" svg:y1="2.8cm" svg:x2="20.039cm" svg:y2="1.998cm" draw:start-shape="id18" draw:start-glue-point="0" draw:end-shape="id19" draw:end-glue-point="3" svg:d="M12200 2800l7839-802" svg:viewBox="0 0 7840 803">
          <text:p/>
        </draw:connector>
        <draw:connector draw:name="Straight Arrow Connector 70" draw:style-name="gr70" draw:text-style-name="P25" draw:layer="layout" draw:type="line" svg:x1="13.2cm" svg:y1="3.653cm" svg:x2="20.133cm" svg:y2="3.511cm" draw:start-shape="id20" draw:start-glue-point="0" draw:end-shape="id21" draw:end-glue-point="3" svg:d="M13200 3653l6933-142" svg:viewBox="0 0 6934 143">
          <text:p/>
        </draw:connector>
        <draw:connector draw:name="Straight Arrow Connector 86" draw:style-name="gr71" draw:text-style-name="P25" draw:layer="layout" draw:type="line" svg:x1="6.71cm" svg:y1="5.173cm" svg:x2="10.027cm" svg:y2="5.166cm" draw:start-shape="id22" draw:start-glue-point="1" draw:end-shape="id10" draw:end-glue-point="3" svg:d="M6710 5173l3317-7" svg:viewBox="0 0 3318 8">
          <text:p/>
        </draw:connector>
        <draw:connector draw:name="Straight Arrow Connector 90" draw:style-name="gr72" draw:text-style-name="P25" draw:layer="layout" draw:type="line" svg:x1="6.71cm" svg:y1="5.173cm" svg:x2="9.979cm" svg:y2="15.572cm" draw:start-shape="id22" draw:start-glue-point="1" draw:end-shape="id12" draw:end-glue-point="3" svg:d="M6710 5173l3269 10399" svg:viewBox="0 0 3270 10400">
          <text:p/>
        </draw:connector>
        <draw:frame draw:name="TextBox 91" draw:style-name="gr73" draw:text-style-name="P28" draw:layer="layout" svg:width="8.235cm" svg:height="2.287cm" svg:x="1.792cm" svg:y="0.039cm">
          <draw:text-box>
            <text:p text:style-name="P27"><text:span text:style-name="T9">Level 2 DFD of Careers</text:span></text:p>
          </draw:text-box>
        </draw:frame>
        <draw:frame draw:style-name="gr74" draw:text-style-name="P7" draw:layer="layout" svg:width="3.4cm" svg:height="2.028cm" svg:x="6.7cm" svg:y="4.079cm">
          <draw:text-box>
            <text:p>Selects Job / career</text:p>
          </draw:text-box>
        </draw:frame>
        <draw:line draw:style-name="gr6" draw:text-style-name="P6" xml:id="id18" draw:id="id18" draw:layer="layout" svg:x1="12.2cm" svg:y1="4.085cm" svg:x2="12.2cm" svg:y2="2.8cm">
          <text:p/>
        </draw:line>
        <draw:line draw:style-name="gr6" draw:text-style-name="P6" draw:layer="layout" svg:x1="20.2cm" svg:y1="2.2cm" svg:x2="12.6cm" svg:y2="3cm">
          <text:p/>
        </draw:line>
        <draw:line draw:style-name="gr5" draw:text-style-name="P6" draw:layer="layout" svg:x1="12.6cm" svg:y1="3cm" svg:x2="12.6cm" svg:y2="4.085cm">
          <text:p/>
        </draw:line>
        <draw:frame draw:style-name="gr53" draw:text-style-name="P7" draw:layer="layout" svg:width="7cm" svg:height="0.699cm" draw:transform="rotate (0.100181899064475) translate (12.683cm 2.184cm)">
          <draw:text-box>
            <text:p>Freelance your service</text:p>
          </draw:text-box>
        </draw:frame>
        <draw:frame draw:style-name="gr53" draw:text-style-name="P7" draw:layer="layout" svg:width="7cm" svg:height="0.699cm" draw:transform="rotate (0.100181899064475) translate (12.683cm 2.784cm)">
          <draw:text-box>
            <text:p>Earn money</text:p>
          </draw:text-box>
        </draw:frame>
        <draw:line draw:style-name="gr52" draw:text-style-name="P25" xml:id="id20" draw:id="id20" draw:layer="layout" svg:x1="13.2cm" svg:y1="3.653cm" svg:x2="13.2cm" svg:y2="4.185cm">
          <text:p/>
        </draw:line>
        <draw:line draw:style-name="gr52" draw:text-style-name="P25" draw:layer="layout" svg:x1="20.133cm" svg:y1="3.653cm" svg:x2="13.6cm" svg:y2="3.8cm">
          <text:p/>
        </draw:line>
        <draw:line draw:style-name="gr75" draw:text-style-name="P25" draw:layer="layout" svg:x1="13.6cm" svg:y1="3.8cm" svg:x2="13.6cm" svg:y2="4.4cm">
          <text:p/>
        </draw:line>
        <draw:frame draw:style-name="gr76" draw:text-style-name="P7" draw:layer="layout" svg:width="4.733cm" svg:height="0.728cm" draw:transform="rotate (0.0160570291183478) translate (15.096cm 3.04cm)">
          <draw:text-box>
            <text:p>Apply for job</text:p>
          </draw:text-box>
        </draw:frame>
        <draw:frame draw:style-name="gr53" draw:text-style-name="P7" draw:layer="layout" svg:width="4.733cm" svg:height="0.699cm" draw:transform="rotate (0.0294960643587042) translate (15.091cm 3.611cm)">
          <draw:text-box>
            <text:p>Earn mony</text:p>
          </draw:text-box>
        </draw:frame>
        <draw:line draw:style-name="gr75" draw:text-style-name="P25" draw:layer="layout" svg:x1="14.312cm" svg:y1="4.7cm" svg:x2="20.399cm" svg:y2="5cm">
          <text:p/>
        </draw:line>
        <draw:line draw:style-name="gr75" draw:text-style-name="P25" draw:layer="layout" svg:x1="20.125cm" svg:y1="5.172cm" svg:x2="14.51cm" svg:y2="4.91cm">
          <text:p/>
        </draw:line>
        <draw:frame draw:style-name="gr77" draw:text-style-name="P7" draw:layer="layout" svg:width="5.511cm" svg:height="1.319cm" draw:transform="rotate (-0.0664970445009845) translate (14.739cm 3.519cm)">
          <draw:text-box>
            <text:p/>
            <text:p>Join Political offices</text:p>
          </draw:text-box>
        </draw:frame>
        <draw:frame draw:style-name="gr53" draw:text-style-name="P7" draw:layer="layout" svg:width="5.507cm" svg:height="0.699cm" draw:transform="rotate (-0.0527089434102293) translate (15.07cm 4.802cm)">
          <draw:text-box>
            <text:p>Earn money / fame</text:p>
          </draw:text-box>
        </draw:frame>
        <draw:line draw:style-name="gr52" draw:text-style-name="P25" draw:layer="layout" svg:x1="14cm" svg:y1="5.8cm" svg:x2="14cm" svg:y2="7.4cm">
          <text:p/>
        </draw:line>
        <draw:line draw:style-name="gr75" draw:text-style-name="P25" draw:layer="layout" svg:x1="14cm" svg:y1="7.4cm" svg:x2="20.2cm" svg:y2="8.6cm">
          <text:p/>
        </draw:line>
        <draw:line draw:style-name="gr52" draw:text-style-name="P25" draw:layer="layout" svg:x1="20.133cm" svg:y1="8.8cm" svg:x2="13.8cm" svg:y2="7.6cm">
          <text:p/>
        </draw:line>
        <draw:line draw:style-name="gr75" draw:text-style-name="P25" draw:layer="layout" svg:x1="13.8cm" svg:y1="7.6cm" svg:x2="13.8cm" svg:y2="6cm">
          <text:p/>
        </draw:line>
        <draw:line draw:style-name="gr75" draw:text-style-name="P25" draw:layer="layout" svg:x1="14.513cm" svg:y1="5.4cm" svg:x2="20.2cm" svg:y2="6.8cm">
          <text:p/>
        </draw:line>
        <draw:line draw:style-name="gr75" draw:text-style-name="P25" draw:layer="layout" svg:x1="20.133cm" svg:y1="7cm" svg:x2="14.4cm" svg:y2="5.6cm">
          <text:p/>
        </draw:line>
        <draw:frame draw:style-name="gr78" draw:text-style-name="P30" draw:layer="layout" svg:width="2.14cm" svg:height="0.846cm" draw:transform="rotate (-0.235270383168836) translate (17.795cm 5.483cm)">
          <draw:text-box>
            <text:p><text:span text:style-name="T10">Apply</text:span></text:p>
          </draw:text-box>
        </draw:frame>
        <draw:frame draw:style-name="gr78" draw:text-style-name="P30" draw:layer="layout" svg:width="3.739cm" svg:height="0.846cm" draw:transform="rotate (-0.235270383168836) translate (16.095cm 5.783cm)">
          <draw:text-box>
            <text:p><text:span text:style-name="T10">Earn money</text:span></text:p>
          </draw:text-box>
        </draw:frame>
        <draw:frame draw:style-name="gr78" draw:text-style-name="P7" draw:layer="layout" svg:width="2.4cm" svg:height="0.846cm" draw:transform="rotate (-0.202283660306143) translate (16.509cm 7.245cm)">
          <draw:text-box>
            <text:p>Apply</text:p>
          </draw:text-box>
        </draw:frame>
        <draw:frame draw:style-name="gr53" draw:text-style-name="P7" draw:layer="layout" svg:width="4.099cm" svg:height="0.699cm" draw:transform="rotate (-0.187099295813793) translate (15.138cm 7.773cm)">
          <draw:text-box>
            <text:p>Earn money</text:p>
          </draw:text-box>
        </draw:frame>
        <draw:frame draw:style-name="gr79" draw:text-style-name="P7" draw:layer="layout" svg:width="4.533cm" svg:height="0.759cm" draw:transform="rotate (0.485026999129224) translate (14.858cm 13.739cm)">
          <draw:text-box>
            <text:p>Joining school</text:p>
          </draw:text-box>
        </draw:frame>
        <draw:line draw:style-name="gr75" draw:text-style-name="P25" draw:layer="layout" svg:x1="20.164cm" svg:y1="11.84cm" svg:x2="14.13cm" svg:y2="14.961cm">
          <text:p/>
        </draw:line>
        <draw:frame draw:style-name="gr53" draw:text-style-name="P7" draw:layer="layout" svg:width="6.19cm" svg:height="0.699cm" draw:transform="rotate (0.485026999129224) translate (14.563cm 14.572cm)">
          <draw:text-box>
            <text:p>Career Development</text:p>
          </draw:text-box>
        </draw:frame>
        <draw:custom-shape draw:style-name="gr51" draw:text-style-name="P13" draw:layer="layout" svg:width="4.4cm" svg:height="2cm" svg:x="2.892cm" svg:y="17.6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52" draw:text-style-name="P25" draw:layer="layout" svg:x1="3.392cm" svg:y1="17.701cm" svg:x2="3.392cm" svg:y2="19.501cm">
          <text:p/>
        </draw:line>
        <draw:frame draw:style-name="gr53" draw:text-style-name="P7" draw:layer="layout" svg:width="3.9cm" svg:height="0.699cm" svg:x="3.392cm" svg:y="18.251cm">
          <draw:text-box>
            <text:p>Database</text:p>
          </draw:text-box>
        </draw:frame>
        <draw:frame draw:style-name="gr80" draw:text-style-name="P32" draw:layer="layout" svg:width="8.065cm" svg:height="2.58cm" draw:transform="skewX (8.9471332123645E-017) rotate (0.902858822056666) translate (3.017cm 16.352cm)">
          <draw:text-box>
            <text:p text:style-name="P31"><text:span text:style-name="T7">Checks database for stored qualifications and provides job options accordingly and provides more options through experience</text:span></text:p>
          </draw:text-box>
        </draw:frame>
        <draw:line draw:style-name="gr55" draw:layer="layout" svg:x1="12.2cm" svg:y1="12.047cm" svg:x2="12.2cm" svg:y2="14.55cm">
          <text:p/>
        </draw:line>
        <draw:line draw:style-name="gr81" draw:layer="layout" svg:x1="10.2cm" svg:y1="11.2cm" svg:x2="5.2cm" svg:y2="17.601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2003" svg:viewBox="0 0 20 30" svg:d="M10 0l-10 30h20z"/>
    <draw:marker draw:name="a2004" svg:viewBox="0 0 20 30" svg:d="M10 0l-10 30h20z"/>
    <draw:marker draw:name="a2006" svg:viewBox="0 0 20 30" svg:d="M10 0l-10 30h20z"/>
    <draw:marker draw:name="a2007" svg:viewBox="0 0 20 30" svg:d="M10 0l-10 30h20z"/>
    <draw:marker draw:name="a2009" svg:viewBox="0 0 20 30" svg:d="M10 0l-10 30h20z"/>
    <draw:marker draw:name="a2010" svg:viewBox="0 0 20 30" svg:d="M10 0l-10 30h20z"/>
    <draw:marker draw:name="a2012" svg:viewBox="0 0 20 30" svg:d="M10 0l-10 30h20z"/>
    <draw:marker draw:name="a2023" svg:viewBox="0 0 20 30" svg:d="M10 0l-10 30h20z"/>
    <draw:marker draw:name="a2024" svg:viewBox="0 0 20 30" svg:d="M10 0l-10 30h20z"/>
    <draw:marker draw:name="a2026" svg:viewBox="0 0 20 30" svg:d="M10 0l-10 30h20z"/>
    <draw:marker draw:name="a2027" svg:viewBox="0 0 20 30" svg:d="M10 0l-10 30h20z"/>
    <draw:marker draw:name="a2029" svg:viewBox="0 0 20 30" svg:d="M10 0l-10 30h20z"/>
    <draw:marker draw:name="a2030" svg:viewBox="0 0 20 30" svg:d="M10 0l-10 30h20z"/>
    <draw:marker draw:name="a2032" svg:viewBox="0 0 20 30" svg:d="M10 0l-10 30h20z"/>
    <draw:marker draw:name="a2033" svg:viewBox="0 0 20 30" svg:d="M10 0l-10 30h20z"/>
    <draw:marker draw:name="a2035" svg:viewBox="0 0 20 30" svg:d="M10 0l-10 30h20z"/>
    <draw:marker draw:name="a2036" svg:viewBox="0 0 20 30" svg:d="M10 0l-10 30h20z"/>
    <draw:marker draw:name="a2038" svg:viewBox="0 0 20 30" svg:d="M10 0l-10 30h20z"/>
    <draw:marker draw:name="a2039" svg:viewBox="0 0 20 30" svg:d="M10 0l-10 30h20z"/>
    <draw:marker draw:name="a2041" svg:viewBox="0 0 20 30" svg:d="M10 0l-10 30h20z"/>
    <draw:marker draw:name="a2042" svg:viewBox="0 0 20 30" svg:d="M10 0l-10 30h20z"/>
    <draw:marker draw:name="a2044" svg:viewBox="0 0 20 30" svg:d="M10 0l-10 30h20z"/>
    <draw:marker draw:name="a2045" svg:viewBox="0 0 20 30" svg:d="M10 0l-10 30h20z"/>
    <draw:marker draw:name="a2312" svg:viewBox="0 0 20 30" svg:d="M10 0l-10 30h20z"/>
    <draw:marker draw:name="a2313" svg:viewBox="0 0 20 30" svg:d="M10 0l-10 30h20z"/>
    <draw:marker draw:name="a2317" svg:viewBox="0 0 20 30" svg:d="M10 0l-10 30h20z"/>
    <draw:marker draw:name="a2319" svg:viewBox="0 0 20 30" svg:d="M10 0l-10 30h20z"/>
    <draw:marker draw:name="a2321" svg:viewBox="0 0 20 30" svg:d="M10 0l-10 30h20z"/>
    <draw:marker draw:name="a2323" svg:viewBox="0 0 20 30" svg:d="M10 0l-10 30h20z"/>
    <draw:marker draw:name="a2325" svg:viewBox="0 0 20 30" svg:d="M10 0l-10 30h20z"/>
    <draw:marker draw:name="a2327" svg:viewBox="0 0 20 30" svg:d="M10 0l-10 30h20z"/>
    <draw:marker draw:name="a2329" svg:viewBox="0 0 20 30" svg:d="M10 0l-10 30h20z"/>
    <draw:marker draw:name="a2343" svg:viewBox="0 0 20 30" svg:d="M10 0l-10 30h20z"/>
    <draw:marker draw:name="a2345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000000" draw:marker-start-width="0.2cm" draw:marker-start-center="false" draw:marker-end-width="0.2cm" draw:marker-end-center="false" svg:stroke-opacity="100%" draw:stroke-linejoin="miter" svg:stroke-linecap="butt" draw:fill="solid" draw:fill-color="#b4c7d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4.011cm" fo:min-width="2.892cm" fo:padding-top="0.127cm" fo:padding-bottom="0.127cm" fo:padding-left="0.254cm" fo:padding-right="0.254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0.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6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44pt" fo:font-style="normal" fo:text-shadow="none" style:text-underline-style="none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60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9:22:43.475448495</meta:creation-date>
    <meta:editing-duration>PT56M33S</meta:editing-duration>
    <meta:editing-cycles>13</meta:editing-cycles>
    <meta:generator>LibreOffice/6.4.6.2$Linux_X86_64 LibreOffice_project/40$Build-2</meta:generator>
    <dc:title>Impress</dc:title>
    <dc:date>2021-03-18T23:11:31.716797830</dc:date>
    <meta:document-statistic meta:object-count="347"/>
  </office:meta>
</office:document-meta>
</file>